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office:value-type="string" calcext:value-type="string">
            <text:p>total_eloc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5-09-07</text:p>
          </table:table-cell>
          <table:table-cell office:value-type="float" office:value="1969" calcext:value-type="float">
            <text:p>1969</text:p>
          </table:table-cell>
          <table:table-cell office:value-type="float" office:value="180780" calcext:value-type="float">
            <text:p>18078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9-07</text:p>
          </table:table-cell>
          <table:table-cell office:value-type="float" office:value="445" calcext:value-type="float">
            <text:p>44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9-06</text:p>
          </table:table-cell>
          <table:table-cell office:value-type="float" office:value="726" calcext:value-type="float">
            <text:p>726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-sv-comp-2016</text:p>
          </table:table-cell>
          <table:table-cell office:value-type="string" calcext:value-type="string">
            <text:p>2015-11-08</text:p>
          </table:table-cell>
          <table:table-cell office:value-type="float" office:value="733" calcext:value-type="float">
            <text:p>733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6-08-17</text:p>
          </table:table-cell>
          <table:table-cell office:value-type="float" office:value="842" calcext:value-type="float">
            <text:p>84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-sv-comp-2017</text:p>
          </table:table-cell>
          <table:table-cell office:value-type="string" calcext:value-type="string">
            <text:p>2016-12-20</text:p>
          </table:table-cell>
          <table:table-cell office:value-type="float" office:value="850" calcext:value-type="float">
            <text:p>850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7-02-11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2-05-30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1-12-1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2002-04-22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2003-01-20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04-05-06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7" calcext:value-type="float">
            <text:p>17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5-07-07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3-10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4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1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07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dropbox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-01-28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7-08-28</text:p>
          </table:table-cell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7-10-28</text:p>
          </table:table-cell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demo</text:p>
          </table:table-cell>
          <table:table-cell table:style-name="Default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6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-jrfaller</text:p>
          </table:table-cell>
          <table:table-cell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46356" calcext:value-type="float">
            <text:p>4635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015-07-15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-10-05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4-05-27</text:p>
          </table:table-cell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2014-11-16</text:p>
          </table:table-cell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17-09-07</text:p>
          </table:table-cell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2017-09-08</text:p>
          </table:table-cell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3-07-05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1.2.20061023</text:p>
          </table:table-cell>
          <table:table-cell office:value-type="string" calcext:value-type="string">
            <text:p>2006-10-23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7-1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08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09-06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09-10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0-09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april2008</text:p>
          </table:table-cell>
          <table:table-cell office:value-type="string" calcext:value-type="string">
            <text:p>2008-04-01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2009-05-23</text:p>
          </table:table-cell>
          <table:table-cell office:value-type="float" office:value="119" calcext:value-type="float">
            <text:p>119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2010-08-10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5-07-03</text:p>
          </table:table-cell>
          <table:table-cell office:value-type="float" office:value="143" calcext:value-type="float">
            <text:p>143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-08-13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2016-02-03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8.0-alpha</text:p>
          </table:table-cell>
          <table:table-cell office:value-type="string" calcext:value-type="string">
            <text:p>2014-10-02</text:p>
          </table:table-cell>
          <table:table-cell office:value-type="float" office:value="662" calcext:value-type="float">
            <text:p>662</text:p>
          </table:table-cell>
          <table:table-cell office:value-type="float" office:value="206481" calcext:value-type="float">
            <text:p>206481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9.5-beta</text:p>
          </table:table-cell>
          <table:table-cell office:value-type="string" calcext:value-type="string">
            <text:p>2015-05-20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1_2_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 office:value-type="string" calcext:value-type="string">
            <text:p>2008-10-13</text:p>
          </table:table-cell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</table:table-row>
      </table:table>
      <table:table table:name="Sheet2" table:style-name="ta1">
        <table:shapes>
          <draw:frame draw:z-index="0" draw:style-name="gr1" draw:text-style-name="P1" svg:width="134.91mm" svg:height="76.5mm" svg:x="0mm" svg:y="188.33mm">
            <loext:p draw:notify-on-update-of-ranges="Sheet2.A1:Sheet2.A1 Sheet2.A2:Sheet2.A38 Sheet2.B1:Sheet2.B1 Sheet2.B2:Sheet2.B38 Sheet2.C1:Sheet2.C1 Sheet2.C2:Sheet2.C38 Sheet2.D1:Sheet2.D1 Sheet2.D2:Sheet2.D38 Sheet2.E1:Sheet2.E1 Sheet2.E2:Sheet2.E38 Sheet2.F1:Sheet2.F1 Sheet2.F2:Sheet2.F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9.23mm" svg:height="76.3mm" svg:x="143.72mm" svg:y="186.67mm">
            <loext:p draw:notify-on-update-of-ranges="Sheet2.G1:Sheet2.G1 Sheet2.G2:Sheet2.G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6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s58</text:p>
          </table:table-cell>
          <table:table-cell table:style-name="Default" office:value-type="string" calcext:value-type="string">
            <text:p>Número de módulos médi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3" calcext:value-type="float">
            <text:p>1063</text:p>
          </table:table-cell>
          <table:table-cell office:value-type="float" office:value="1581" calcext:value-type="float">
            <text:p>158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223" calcext:value-type="float">
            <text:p>1223</text:p>
          </table:table-cell>
          <table:table-cell table:formula="of:=AVERAGE([.A2:.F2])" office:value-type="float" office:value="680.166666666667" calcext:value-type="float">
            <text:p>6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81" calcext:value-type="float">
            <text:p>1081</text:p>
          </table:table-cell>
          <table:table-cell office:value-type="float" office:value="2096" calcext:value-type="float">
            <text:p>2096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670" calcext:value-type="float">
            <text:p>1670</text:p>
          </table:table-cell>
          <table:table-cell table:formula="of:=AVERAGE([.A3:.F3])" office:value-type="float" office:value="845.833333333333" calcext:value-type="float">
            <text:p>8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1" calcext:value-type="float">
            <text:p>1171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685" calcext:value-type="float">
            <text:p>1685</text:p>
          </table:table-cell>
          <table:table-cell table:formula="of:=AVERAGE([.A4:.F4])" office:value-type="float" office:value="882.833333333333" calcext:value-type="float">
            <text:p>8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3" calcext:value-type="float">
            <text:p>1203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694" calcext:value-type="float">
            <text:p>1694</text:p>
          </table:table-cell>
          <table:table-cell table:formula="of:=AVERAGE([.A5:.F5])" office:value-type="float" office:value="893.666666666667" calcext:value-type="float">
            <text:p>8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08" calcext:value-type="float">
            <text:p>1208</text:p>
          </table:table-cell>
          <table:table-cell office:value-type="float" office:value="2094" calcext:value-type="float">
            <text:p>2094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865" calcext:value-type="float">
            <text:p>1865</text:p>
          </table:table-cell>
          <table:table-cell table:formula="of:=AVERAGE([.A6:.F6])" office:value-type="float" office:value="931.333333333333" calcext:value-type="float">
            <text:p>9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12" calcext:value-type="float">
            <text:p>1512</text:p>
          </table:table-cell>
          <table:table-cell office:value-type="float" office:value="2093" calcext:value-type="float">
            <text:p>2093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formula="of:=AVERAGE([.A7:.F7])" office:value-type="float" office:value="672.5" calcext:value-type="float">
            <text:p>67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57" calcext:value-type="float">
            <text:p>1557</text:p>
          </table:table-cell>
          <table:table-cell office:value-type="float" office:value="2097" calcext:value-type="float">
            <text:p>209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872" calcext:value-type="float">
            <text:p>1872</text:p>
          </table:table-cell>
          <table:table-cell table:formula="of:=AVERAGE([.A8:.F8])" office:value-type="float" office:value="986.833333333333" calcext:value-type="float">
            <text:p>9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4" calcext:value-type="float">
            <text:p>1584</text:p>
          </table:table-cell>
          <table:table-cell office:value-type="float" office:value="2095" calcext:value-type="float">
            <text:p>209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1738" calcext:value-type="float">
            <text:p>1738</text:p>
          </table:table-cell>
          <table:table-cell table:formula="of:=AVERAGE([.A9:.F9])" office:value-type="float" office:value="975.166666666667" calcext:value-type="float">
            <text:p>9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35" calcext:value-type="float">
            <text:p>1635</text:p>
          </table:table-cell>
          <table:table-cell office:value-type="float" office:value="2111" calcext:value-type="float">
            <text:p>2111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 office:value-type="float" office:value="1720" calcext:value-type="float">
            <text:p>1720</text:p>
          </table:table-cell>
          <table:table-cell table:formula="of:=AVERAGE([.A10:.F10]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3" calcext:value-type="float">
            <text:p>1703</text:p>
          </table:table-cell>
          <table:table-cell office:value-type="float" office:value="2116" calcext:value-type="float">
            <text:p>211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1714" calcext:value-type="float">
            <text:p>1714</text:p>
          </table:table-cell>
          <table:table-cell table:formula="of:=AVERAGE([.A11:.F11])" office:value-type="float" office:value="1003.16666666667" calcext:value-type="float">
            <text:p>10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92" calcext:value-type="float">
            <text:p>1792</text:p>
          </table:table-cell>
          <table:table-cell office:value-type="float" office:value="2151" calcext:value-type="float">
            <text:p>215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734" calcext:value-type="float">
            <text:p>1734</text:p>
          </table:table-cell>
          <table:table-cell table:formula="of:=AVERAGE([.A12:.F12])" office:value-type="float" office:value="1033.5" calcext:value-type="float">
            <text:p>10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1" calcext:value-type="float">
            <text:p>1791</text:p>
          </table:table-cell>
          <table:table-cell office:value-type="float" office:value="2156" calcext:value-type="float">
            <text:p>2156</text:p>
          </table:table-cell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561" calcext:value-type="float">
            <text:p>561</text:p>
          </table:table-cell>
          <table:table-cell table:formula="of:=AVERAGE([.A13:.F13])" office:value-type="float" office:value="845.166666666667" calcext:value-type="float">
            <text:p>8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71" calcext:value-type="float">
            <text:p>1871</text:p>
          </table:table-cell>
          <table:table-cell office:value-type="float" office:value="2161" calcext:value-type="float">
            <text:p>2161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float" office:value="1742" calcext:value-type="float">
            <text:p>1742</text:p>
          </table:table-cell>
          <table:table-cell table:formula="of:=AVERAGE([.A14:.F14])" office:value-type="float" office:value="1087.5" calcext:value-type="float">
            <text:p>108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06" calcext:value-type="float">
            <text:p>1906</text:p>
          </table:table-cell>
          <table:table-cell office:value-type="float" office:value="1557" calcext:value-type="float">
            <text:p>1557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1901" calcext:value-type="float">
            <text:p>1901</text:p>
          </table:table-cell>
          <table:table-cell table:formula="of:=AVERAGE([.A15:.F15])" office:value-type="float" office:value="1027.83333333333" calcext:value-type="float">
            <text:p>10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39" calcext:value-type="float">
            <text:p>1939</text:p>
          </table:table-cell>
          <table:table-cell office:value-type="float" office:value="1547" calcext:value-type="float">
            <text:p>1547</text:p>
          </table:table-cell>
          <table:table-cell office:value-type="float" office:value="57" calcext:value-type="float">
            <text:p>57</text:p>
          </table:table-cell>
          <table:table-cell office:value-type="float" office:value="268" calcext:value-type="float">
            <text:p>268</text:p>
          </table:table-cell>
          <table:table-cell office:value-type="float" office:value="1734" calcext:value-type="float">
            <text:p>1734</text:p>
          </table:table-cell>
          <table:table-cell table:formula="of:=AVERAGE([.A16:.F16])" office:value-type="float" office:value="1018.5" calcext:value-type="float">
            <text:p>10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88" calcext:value-type="float">
            <text:p>1988</text:p>
          </table:table-cell>
          <table:table-cell office:value-type="float" office:value="1570" calcext:value-type="float">
            <text:p>1570</text:p>
          </table:table-cell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1897" calcext:value-type="float">
            <text:p>1897</text:p>
          </table:table-cell>
          <table:table-cell table:formula="of:=AVERAGE([.A17:.F17])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81" calcext:value-type="float">
            <text:p>2081</text:p>
          </table:table-cell>
          <table:table-cell office:value-type="float" office:value="1606" calcext:value-type="float">
            <text:p>1606</text:p>
          </table:table-cell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1899" calcext:value-type="float">
            <text:p>1899</text:p>
          </table:table-cell>
          <table:table-cell table:formula="of:=AVERAGE([.A18:.F18])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83" calcext:value-type="float">
            <text:p>2083</text:p>
          </table:table-cell>
          <table:table-cell office:value-type="float" office:value="1638" calcext:value-type="float">
            <text:p>16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45" calcext:value-type="float">
            <text:p>1945</text:p>
          </table:table-cell>
          <table:table-cell table:formula="of:=AVERAGE([.A19:.F19])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04" calcext:value-type="float">
            <text:p>2104</text:p>
          </table:table-cell>
          <table:table-cell office:value-type="float" office:value="1621" calcext:value-type="float">
            <text:p>162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3" calcext:value-type="float">
            <text:p>1903</text:p>
          </table:table-cell>
          <table:table-cell table:formula="of:=AVERAGE([.A20:.F20])" office:value-type="float" office:value="1286.2" calcext:value-type="float">
            <text:p>12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124" calcext:value-type="float">
            <text:p>2124</text:p>
          </table:table-cell>
          <table:table-cell office:value-type="float" office:value="1581" calcext:value-type="float">
            <text:p>158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1:.F21])" office:value-type="float" office:value="1303.8" calcext:value-type="float">
            <text:p>130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343" calcext:value-type="float">
            <text:p>2343</text:p>
          </table:table-cell>
          <table:table-cell office:value-type="float" office:value="1579" calcext:value-type="float">
            <text:p>157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2:.F22])" office:value-type="float" office:value="1392.2" calcext:value-type="float">
            <text:p>139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343" calcext:value-type="float">
            <text:p>2343</text:p>
          </table:table-cell>
          <table:table-cell office:value-type="float" office:value="1580" calcext:value-type="float">
            <text:p>158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3:.F23])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AVERAGE([.A24:.F24])" office:value-type="float" office:value="1389.75" calcext:value-type="float">
            <text:p>139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5:.F25])" office:value-type="float" office:value="1260.75" calcext:value-type="float">
            <text:p>126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92" calcext:value-type="float">
            <text:p>2092</text:p>
          </table:table-cell>
          <table:table-cell table:formula="of:=AVERAGE([.A26:.F26])" office:value-type="float" office:value="1468.25" calcext:value-type="float">
            <text:p>146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2133" calcext:value-type="float">
            <text:p>2133</text:p>
          </table:table-cell>
          <table:table-cell table:formula="of:=AVERAGE([.A27:.F27])" office:value-type="float" office:value="1240.33333333333" calcext:value-type="float">
            <text:p>124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table:formula="of:=AVERAGE([.A28:.F28])" office:value-type="float" office:value="1836.5" calcext:value-type="float">
            <text:p>183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table:formula="of:=AVERAGE([.A29:.F29])" office:value-type="float" office:value="1974.5" calcext:value-type="float">
            <text:p>197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table:formula="of:=AVERAGE([.A30:.F30])"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table:formula="of:=AVERAGE([.A31:.F31])" office:value-type="float" office:value="2019.5" calcext:value-type="float">
            <text:p>202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  <table:table-cell office:value-type="float" office:value="2611" calcext:value-type="float">
            <text:p>2611</text:p>
          </table:table-cell>
          <table:table-cell table:formula="of:=AVERAGE([.A32:.F32])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2626" calcext:value-type="float">
            <text:p>2626</text:p>
          </table:table-cell>
          <table:table-cell table:formula="of:=AVERAGE([.A33:.F33])" office:value-type="float" office:value="2313.5" calcext:value-type="float">
            <text:p>231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  <table:table-cell office:value-type="float" office:value="2636" calcext:value-type="float">
            <text:p>2636</text:p>
          </table:table-cell>
          <table:table-cell table:formula="of:=AVERAGE([.A34:.F34])"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  <table:table-cell office:value-type="float" office:value="2761" calcext:value-type="float">
            <text:p>2761</text:p>
          </table:table-cell>
          <table:table-cell table:formula="of:=AVERAGE([.A35:.F35])" office:value-type="float" office:value="2428.5" calcext:value-type="float">
            <text:p>2429</text:p>
          </table:table-cell>
        </table:table-row>
        <table:table-row table:style-name="ro1">
          <table:table-cell table:number-columns-repeated="5"/>
          <table:table-cell office:value-type="float" office:value="2760" calcext:value-type="float">
            <text:p>2760</text:p>
          </table:table-cell>
          <table:table-cell table:formula="of:=AVERAGE([.A36:.F36])" office:value-type="float" office:value="2760" calcext:value-type="float">
            <text:p>2760</text:p>
          </table:table-cell>
        </table:table-row>
        <table:table-row table:style-name="ro1">
          <table:table-cell table:number-columns-repeated="5"/>
          <table:table-cell office:value-type="float" office:value="2761" calcext:value-type="float">
            <text:p>2761</text:p>
          </table:table-cell>
          <table:table-cell table:formula="of:=AVERAGE([.A37:.F37])" office:value-type="float" office:value="2761" calcext:value-type="float">
            <text:p>2761</text:p>
          </table:table-cell>
        </table:table-row>
        <table:table-row table:style-name="ro1">
          <table:table-cell table:number-columns-repeated="5"/>
          <table:table-cell office:value-type="float" office:value="2769" calcext:value-type="float">
            <text:p>2769</text:p>
          </table:table-cell>
          <table:table-cell table:formula="of:=AVERAGE([.A38:.F38])" office:value-type="float" office:value="2769" calcext:value-type="float">
            <text:p>2769</text:p>
          </table:table-cell>
        </table:table-row>
      </table:table>
      <table:table table:name="s6" table:style-name="ta1">
        <table:shapes>
          <draw:frame draw:z-index="0" draw:style-name="gr1" draw:text-style-name="P1" svg:width="159.99mm" svg:height="89.99mm" svg:x="0mm" svg:y="162.5mm">
            <loext:p draw:notify-on-update-of-ranges="s6.C1:s6.C1 s6.C2:s6.C35 s6.D1:s6.D1 s6.D2:s6.D35 s6.F1:s6.F1 s6.F2:s6.F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  <table:table-cell table:formula="of:=[.E2]/59" office:value-type="float" office:value="119.813559322034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  <table:table-cell table:formula="of:=[.E3]/59" office:value-type="float" office:value="126.508474576271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  <table:table-cell table:formula="of:=[.E4]/59" office:value-type="float" office:value="191.847457627119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  <table:table-cell table:formula="of:=[.E5]/59" office:value-type="float" office:value="223.796610169492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  <table:table-cell table:formula="of:=[.E6]/59" office:value-type="float" office:value="330.406779661017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  <table:table-cell table:formula="of:=[.E7]/59" office:value-type="float" office:value="350.830508474576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  <table:table-cell table:formula="of:=[.E8]/59" office:value-type="float" office:value="399.033898305085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  <table:table-cell table:formula="of:=[.E9]/59" office:value-type="float" office:value="419.542372881356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  <table:table-cell table:formula="of:=[.E10]/59" office:value-type="float" office:value="443.915254237288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  <table:table-cell table:formula="of:=[.E11]/59" office:value-type="float" office:value="447.0677966101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  <table:table-cell table:formula="of:=[.E12]/59" office:value-type="float" office:value="466.745762711864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  <table:table-cell table:formula="of:=[.E13]/59" office:value-type="float" office:value="531.203389830509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  <table:table-cell table:formula="of:=[.E14]/59" office:value-type="float" office:value="753.610169491525" calcext:value-type="float">
            <text:p>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  <table:table-cell table:formula="of:=[.E15]/59" office:value-type="float" office:value="851.338983050847" calcext:value-type="float">
            <text:p>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  <table:table-cell table:formula="of:=[.E16]/59" office:value-type="float" office:value="925.305084745763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  <table:table-cell table:formula="of:=[.E17]/59" office:value-type="float" office:value="943.64406779661" calcext:value-type="float">
            <text:p>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table:style-name="ce5"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  <table:table-cell table:formula="of:=[.E18]/59" office:value-type="float" office:value="951.203389830508" calcext:value-type="float">
            <text:p>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table:style-name="ce5"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  <table:table-cell table:formula="of:=[.E19]/59" office:value-type="float" office:value="1128.62711864407" calcext:value-type="float">
            <text:p>1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table:style-name="ce5"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  <table:table-cell table:formula="of:=[.E20]/59" office:value-type="float" office:value="1240.37288135593" calcext:value-type="float">
            <text:p>1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table:style-name="ce5"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  <table:table-cell table:formula="of:=[.E21]/59" office:value-type="float" office:value="1340.98305084746" calcext:value-type="float">
            <text:p>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table:style-name="ce5"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  <table:table-cell table:formula="of:=[.E22]/59" office:value-type="float" office:value="2623.49152542373" calcext:value-type="float">
            <text:p>2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table:style-name="ce5"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  <table:table-cell table:formula="of:=[.E23]/59" office:value-type="float" office:value="2643.08474576271" calcext:value-type="float">
            <text:p>2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table:style-name="ce5"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  <table:table-cell table:formula="of:=[.E24]/59" office:value-type="float" office:value="2665.83050847458" calcext:value-type="float">
            <text:p>2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table:style-name="ce5"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  <table:table-cell table:formula="of:=[.E25]/59" office:value-type="float" office:value="3166.33898305085" calcext:value-type="float">
            <text:p>3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  <table:table-cell table:formula="of:=[.E26]/59" office:value-type="float" office:value="3207.98305084746" calcext:value-type="float">
            <text:p>3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  <table:table-cell table:formula="of:=[.E27]/59" office:value-type="float" office:value="3302.64406779661" calcext:value-type="float">
            <text:p>3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  <table:table-cell table:formula="of:=[.E28]/59" office:value-type="float" office:value="3375.23728813559" calcext:value-type="float">
            <text:p>3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  <table:table-cell table:formula="of:=[.E29]/59" office:value-type="float" office:value="3761.18644067797" calcext:value-type="float">
            <text:p>3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  <table:table-cell table:formula="of:=[.E30]/59" office:value-type="float" office:value="3834.93220338983" calcext:value-type="float">
            <text:p>3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table:formula="of:=[.E31]/59"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  <table:table-cell table:formula="of:=[.E32]/59" office:value-type="float" office:value="4040.40677966102" calcext:value-type="float">
            <text:p>4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  <table:table-cell table:formula="of:=[.E33]/59" office:value-type="float" office:value="3936.74576271186" calcext:value-type="float">
            <text:p>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  <table:table-cell table:formula="of:=[.E34]/59" office:value-type="float" office:value="4042.32203389831" calcext:value-type="float">
            <text:p>4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  <table:table-cell table:formula="of:=[.E35]/59" office:value-type="float" office:value="4066.38983050847" calcext:value-type="float">
            <text:p>4066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5" calcext:value-type="float">
            <text:p>2015</text:p>
          </table:table-cell>
          <table:table-cell office:value-type="string" calcext:value-type="string">
            <text:p>cita e contribui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</table:table-row>
      </table:table>
      <table:table table:name="s18" table:style-name="ta1">
        <table:shapes>
          <draw:frame draw:z-index="0" draw:style-name="gr1" draw:text-style-name="P1" svg:width="159.99mm" svg:height="89.99mm" svg:x="0mm" svg:y="122.12mm">
            <loext:p draw:notify-on-update-of-ranges="s18.C1:s18.C1 s18.C2:s18.C26 s18.D1:s18.D1 s18.D2:s18.D26 s18.F1:s18.F1 s18.F2:s18.F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-01-28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  <table:table-cell table:formula="of:=[.E2]/32.1" office:value-type="float" office:value="1061.80685358255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  <table:table-cell table:formula="of:=[.E3]/32.1" office:value-type="float" office:value="1107.60124610592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  <table:table-cell table:formula="of:=[.E4]/32.1" office:value-type="float" office:value="1230.93457943925" calcext:value-type="float">
            <text:p>1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  <table:table-cell table:formula="of:=[.E5]/32.1" office:value-type="float" office:value="1306.60436137072" calcext:value-type="float">
            <text:p>1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  <table:table-cell table:formula="of:=[.E6]/32.1" office:value-type="float" office:value="1314.17445482866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  <table:table-cell table:formula="of:=[.E7]/32.1" office:value-type="float" office:value="1798.81619937695" calcext:value-type="float">
            <text:p>1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  <table:table-cell table:formula="of:=[.E8]/32.1" office:value-type="float" office:value="1870.56074766355" calcext:value-type="float">
            <text:p>1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  <table:table-cell table:formula="of:=[.E9]/32.1" office:value-type="float" office:value="1980.34267912773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  <table:table-cell table:formula="of:=[.E10]/32.1" office:value-type="float" office:value="2023.02180685358" calcext:value-type="float">
            <text:p>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  <table:table-cell table:formula="of:=[.E11]/32.1" office:value-type="float" office:value="2107.10280373832" calcext:value-type="float">
            <text:p>2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  <table:table-cell table:formula="of:=[.E12]/32.1" office:value-type="float" office:value="2367.13395638629" calcext:value-type="float">
            <text:p>2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  <table:table-cell table:formula="of:=[.E13]/32.1" office:value-type="float" office:value="2367.78816199377" calcext:value-type="float">
            <text:p>2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  <table:table-cell table:formula="of:=[.E14]/32.1" office:value-type="float" office:value="2477.60124610592" calcext:value-type="float">
            <text:p>2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  <table:table-cell table:formula="of:=[.E15]/32.1" office:value-type="float" office:value="2540.2492211838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  <table:table-cell table:formula="of:=[.E16]/32.1" office:value-type="float" office:value="2593.30218068536" calcext:value-type="float">
            <text:p>2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table:formula="of:=[.E17]/32.1" office:value-type="float" office:value="2663.73831775701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  <table:table-cell table:formula="of:=[.E18]/32.1" office:value-type="float" office:value="2879.96884735202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  <table:table-cell table:formula="of:=[.E19]/32.1" office:value-type="float" office:value="2884.29906542056" calcext:value-type="float">
            <text:p>2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  <table:table-cell table:formula="of:=[.E20]/32.1" office:value-type="float" office:value="2948.3800623053" calcext:value-type="float">
            <text:p>2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  <table:table-cell table:formula="of:=[.E21]/32.1" office:value-type="float" office:value="2946.04361370716" calcext:value-type="float">
            <text:p>2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  <table:table-cell table:formula="of:=[.E22]/32.1" office:value-type="float" office:value="3262.80373831776" calcext:value-type="float">
            <text:p>3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  <table:table-cell table:formula="of:=[.E23]/32.1" office:value-type="float" office:value="3265.10903426791" calcext:value-type="float">
            <text:p>3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  <table:table-cell table:formula="of:=[.E24]/32.1" office:value-type="float" office:value="3383.52024922118" calcext:value-type="float">
            <text:p>3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7-08-28</text:p>
          </table:table-cell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  <table:table-cell table:formula="of:=[.E25]/32.1" office:value-type="float" office:value="3406.47975077882" calcext:value-type="float">
            <text:p>3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7-10-28</text:p>
          </table:table-cell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  <table:table-cell table:formula="of:=[.E26]/32.1" office:value-type="float" office:value="3492.74143302181" calcext:value-type="float">
            <text:p>3493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ontribui</text:p>
          </table:table-cell>
        </table:table-row>
      </table:table>
      <table:table table:name="s26" table:style-name="ta1">
        <table:shapes>
          <draw:frame draw:z-index="0" draw:style-name="gr1" draw:text-style-name="P1" svg:width="159.99mm" svg:height="89.99mm" svg:x="0mm" svg:y="107.52mm">
            <loext:p draw:notify-on-update-of-ranges="s26.C1:s26.C1 s26.C2:s26.C23 s26.D1:s26.D1 s26.D2:s26.D23 s26.F1:s26.F1 s26.F2:s26.F2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-10-05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  <table:table-cell table:formula="of:=[.E2]/72.5" office:value-type="float" office:value="1581.26896551724" calcext:value-type="float">
            <text:p>1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  <table:table-cell table:formula="of:=[.E3]/72.5" office:value-type="float" office:value="2080.8275862069" calcext:value-type="float">
            <text:p>2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  <table:table-cell table:formula="of:=[.E4]/72.5" office:value-type="float" office:value="2081.53103448276" calcext:value-type="float">
            <text:p>2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  <table:table-cell table:formula="of:=[.E5]/72.5" office:value-type="float" office:value="2083.76551724138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  <table:table-cell table:formula="of:=[.E6]/72.5" office:value-type="float" office:value="2087.2" calcext:value-type="float">
            <text:p>2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  <table:table-cell table:formula="of:=[.E7]/72.5" office:value-type="float" office:value="2085.24137931034" calcext:value-type="float">
            <text:p>2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4-05-27</text:p>
          </table:table-cell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  <table:table-cell table:formula="of:=[.E8]/72.5" office:value-type="float" office:value="2074.97931034483" calcext:value-type="float">
            <text:p>2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  <table:table-cell table:formula="of:=[.E9]/72.5" office:value-type="float" office:value="2072.89655172414" calcext:value-type="float">
            <text:p>2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  <table:table-cell table:formula="of:=[.E10]/72.5" office:value-type="float" office:value="2097.39310344828" calcext:value-type="float">
            <text:p>2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2014-11-16</text:p>
          </table:table-cell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  <table:table-cell table:formula="of:=[.E11]/72.5" office:value-type="float" office:value="2096.93793103448" calcext:value-type="float">
            <text:p>2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  <table:table-cell table:formula="of:=[.E12]/72.5" office:value-type="float" office:value="2115.15862068965" calcext:value-type="float">
            <text:p>2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  <table:table-cell table:formula="of:=[.E13]/72.5" office:value-type="float" office:value="2129.37931034483" calcext:value-type="float">
            <text:p>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  <table:table-cell table:formula="of:=[.E14]/72.5" office:value-type="float" office:value="2130.35862068966" calcext:value-type="float">
            <text:p>2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  <table:table-cell table:formula="of:=[.E15]/72.5" office:value-type="float" office:value="2002.27586206897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  <table:table-cell table:formula="of:=[.E16]/72.5" office:value-type="float" office:value="1994.86896551724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  <table:table-cell table:formula="of:=[.E17]/72.5" office:value-type="float" office:value="2020.30344827586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  <table:table-cell table:formula="of:=[.E18]/72.5" office:value-type="float" office:value="2081.44827586207" calcext:value-type="float">
            <text:p>2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  <table:table-cell table:formula="of:=[.E19]/72.5" office:value-type="float" office:value="2108.49655172414" calcext:value-type="float">
            <text:p>2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  <table:table-cell table:formula="of:=[.E20]/72.5" office:value-type="float" office:value="1775.35172413793" calcext:value-type="float">
            <text:p>1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  <table:table-cell table:formula="of:=[.E21]/72.5" office:value-type="float" office:value="1755.10344827586" calcext:value-type="float">
            <text:p>1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  <table:table-cell table:formula="of:=[.E22]/72.5" office:value-type="float" office:value="1752.66206896552" calcext:value-type="float">
            <text:p>1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17-09-07</text:p>
          </table:table-cell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  <table:table-cell table:formula="of:=[.E23]/72.5" office:value-type="float" office:value="1754.67586206897" calcext:value-type="float">
            <text:p>1755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contribui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, usa e contribui</text:p>
          </table:table-cell>
        </table:table-row>
      </table:table>
      <table:table table:name="s28" table:style-name="ta1">
        <table:shapes>
          <draw:frame draw:z-index="0" draw:style-name="gr1" draw:text-style-name="P1" svg:width="159.99mm" svg:height="89.99mm" svg:x="0mm" svg:y="129.55mm">
            <loext:p draw:notify-on-update-of-ranges="s28.C1:s28.C1 s28.C2:s28.C27 s28.D1:s28.D1 s28.D2:s28.D27 s28.F1:s28.F1 s28.F2:s28.F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number-columns-repeated="5" table:default-cell-style-name="Default"/>
        <table:table-column table:style-name="co6" table:default-cell-style-name="ce3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  <table:table-cell table:formula="of:=[.E2]/170" office:value-type="float" office:value="9.31764705882353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  <table:table-cell table:formula="of:=[.E3]/170" office:value-type="float" office:value="9.53529411764706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  <table:table-cell table:formula="of:=[.E4]/170" office:value-type="float" office:value="18.8529411764706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5]/170" office:value-type="float" office:value="18.8058823529412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6]/170" office:value-type="float" office:value="18.8058823529412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  <table:table-cell table:formula="of:=[.E7]/170" office:value-type="float" office:value="16.5176470588235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  <table:table-cell table:formula="of:=[.E8]/170" office:value-type="float" office:value="27.4470588235294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  <table:table-cell table:formula="of:=[.E9]/170" office:value-type="float" office:value="29.0941176470588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table:style-name="ce1"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  <table:table-cell table:formula="of:=[.E10]/170" office:value-type="float" office:value="32.8705882352941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table:style-name="ce1"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  <table:table-cell table:formula="of:=[.E11]/170" office:value-type="float" office:value="33.4235294117647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table:style-name="ce1"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  <table:table-cell table:formula="of:=[.E12]/170" office:value-type="float" office:value="33.4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table:style-name="ce1"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  <table:table-cell table:formula="of:=[.E13]/170" office:value-type="float" office:value="33.8823529411765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table:style-name="ce1"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  <table:table-cell table:formula="of:=[.E14]/170" office:value-type="float" office:value="36.7352941176471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table:style-name="ce1"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  <table:table-cell table:formula="of:=[.E15]/170" office:value-type="float" office:value="37.423529411764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table:style-name="ce1"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6]/170" office:value-type="float" office:value="38.2470588235294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table:style-name="ce1"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7]/170" office:value-type="float" office:value="38.2470588235294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table:style-name="ce1"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  <table:table-cell table:formula="of:=[.E18]/170" office:value-type="float" office:value="38.1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table:style-name="ce1"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  <table:table-cell table:formula="of:=[.E19]/170" office:value-type="float" office:value="38.1176470588235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table:style-name="ce1"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  <table:table-cell table:formula="of:=[.E20]/170" office:value-type="float" office:value="38.9882352941176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table:style-name="ce1"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  <table:table-cell table:formula="of:=[.E21]/170" office:value-type="float" office:value="39.0470588235294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table:style-name="ce1"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  <table:table-cell table:formula="of:=[.E22]/170" office:value-type="float" office:value="39.1941176470588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table:style-name="ce1"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  <table:table-cell table:formula="of:=[.E23]/170" office:value-type="float" office:value="39.0411764705882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table:style-name="ce1"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4]/170" office:value-type="float" office:value="39.1764705882353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table:style-name="ce1"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5]/170" office:value-type="float" office:value="39.1764705882353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table:style-name="ce1"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  <table:table-cell table:formula="of:=[.E26]/170" office:value-type="float" office:value="39.0529411764706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table:style-name="ce1" office:value-type="string" calcext:value-type="string">
            <text:p>2017-09-08</text:p>
          </table:table-cell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  <table:table-cell table:formula="of:=[.E27]/170" office:value-type="float" office:value="39.2647058823529" calcext:value-type="float">
            <text:p>39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cita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cita e usa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cita e usa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cita, usa e contribui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cita e usa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cita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ita, usa e contribui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ita e usa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usa e contribui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usa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ita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</table:table-row>
      </table:table>
      <table:table table:name="s51" table:style-name="ta1">
        <table:shapes>
          <draw:frame draw:z-index="0" draw:style-name="gr1" draw:text-style-name="P1" svg:width="159.99mm" svg:height="89.99mm" svg:x="0mm" svg:y="88.39mm">
            <loext:p draw:notify-on-update-of-ranges="s51.C1:s51.C1 s51.C2:s51.C18 s51.D1:s51.D1 s51.D2:s51.D18 s51.F1:s51.F1 s51.F2:s51.F1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-08-13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  <table:table-cell table:formula="of:=[.E2]/32" office:value-type="float" office:value="82.75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  <table:table-cell table:formula="of:=[.E3]/32" office:value-type="float" office:value="91.5625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  <table:table-cell table:formula="of:=[.E4]/32" office:value-type="float" office:value="91.59375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  <table:table-cell table:formula="of:=[.E5]/32" office:value-type="float" office:value="141.25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  <table:table-cell table:formula="of:=[.E6]/32" office:value-type="float" office:value="142.9375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  <table:table-cell table:formula="of:=[.E7]/32" office:value-type="float" office:value="142.78125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  <table:table-cell table:formula="of:=[.E8]/32" office:value-type="float" office:value="143.15625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  <table:table-cell table:formula="of:=[.E9]/32" office:value-type="float" office:value="147.96875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  <table:table-cell table:formula="of:=[.E10]/32" office:value-type="float" office:value="191.0625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  <table:table-cell table:formula="of:=[.E11]/32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  <table:table-cell table:formula="of:=[.E12]/32" office:value-type="float" office:value="240.1875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  <table:table-cell table:formula="of:=[.E13]/32" office:value-type="float" office:value="260.03125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  <table:table-cell table:formula="of:=[.E14]/32" office:value-type="float" office:value="319.71875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  <table:table-cell table:formula="of:=[.E15]/32" office:value-type="float" office:value="339.40625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  <table:table-cell table:formula="of:=[.E16]/32" office:value-type="float" office:value="423.21875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  <table:table-cell table:formula="of:=[.E17]/32" office:value-type="float" office:value="437.71875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2016-02-03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table:formula="of:=[.E18]/32" office:value-type="float" office:value="391.34375" calcext:value-type="float">
            <text:p>391</text:p>
          </table:table-cell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ntribui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 e usa</text:p>
          </table:table-cell>
        </table:table-row>
      </table:table>
      <table:table table:name="s58" table:style-name="ta1">
        <table:shapes>
          <draw:frame draw:z-index="0" draw:style-name="gr1" draw:text-style-name="P1" svg:width="159.99mm" svg:height="89.99mm" svg:x="0mm" svg:y="180.03mm">
            <loext:p draw:notify-on-update-of-ranges="s58.C1:s58.C1 s58.C2:s58.C38 s58.D1:s58.D1 s58.D2:s58.D38 s58.F1:s58.F1 s58.F2:s58.F3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  <table:table-cell table:formula="of:=[.E2]/66.8" office:value-type="float" office:value="1223.26347305389" calcext:value-type="float">
            <text:p>1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  <table:table-cell table:formula="of:=[.E3]/66.8" office:value-type="float" office:value="1650.95808383234" calcext:value-type="float">
            <text:p>1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  <table:table-cell table:formula="of:=[.E4]/66.8" office:value-type="float" office:value="1688.96706586826" calcext:value-type="float">
            <text:p>1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  <table:table-cell table:formula="of:=[.E5]/66.8" office:value-type="float" office:value="1700.52395209581" calcext:value-type="float">
            <text:p>1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  <table:table-cell table:formula="of:=[.E6]/66.8" office:value-type="float" office:value="1833.60778443114" calcext:value-type="float">
            <text:p>1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  <table:table-cell table:formula="of:=[.E7]/66.8" office:value-type="float" office:value="70.9281437125749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  <table:table-cell table:formula="of:=[.E8]/66.8" office:value-type="float" office:value="1831.46706586826" calcext:value-type="float">
            <text:p>1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  <table:table-cell table:formula="of:=[.E9]/66.8" office:value-type="float" office:value="1727.54491017964" calcext:value-type="float">
            <text:p>1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  <table:table-cell table:formula="of:=[.E10]/66.8" office:value-type="float" office:value="1726.78143712575" calcext:value-type="float">
            <text:p>1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  <table:table-cell table:formula="of:=[.E11]/66.8" office:value-type="float" office:value="1707.94910179641" calcext:value-type="float">
            <text:p>1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  <table:table-cell table:formula="of:=[.E12]/66.8" office:value-type="float" office:value="1729.02694610778" calcext:value-type="float">
            <text:p>1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 office:value-type="string" calcext:value-type="string">
            <text:p>2008-10-13</text:p>
          </table:table-cell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  <table:table-cell table:formula="of:=[.E13]/66.8" office:value-type="float" office:value="245.943113772455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  <table:table-cell table:formula="of:=[.E14]/66.8" office:value-type="float" office:value="1742.3502994012" calcext:value-type="float">
            <text:p>1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  <table:table-cell table:formula="of:=[.E15]/66.8" office:value-type="float" office:value="1834.44610778443" calcext:value-type="float">
            <text:p>1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  <table:table-cell table:formula="of:=[.E16]/66.8" office:value-type="float" office:value="1729.07185628743" calcext:value-type="float">
            <text:p>1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  <table:table-cell table:formula="of:=[.E17]/66.8" office:value-type="float" office:value="1823.99700598802" calcext:value-type="float">
            <text:p>1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  <table:table-cell table:formula="of:=[.E18]/66.8" office:value-type="float" office:value="1841.25748502994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  <table:table-cell table:formula="of:=[.E19]/66.8" office:value-type="float" office:value="1871.52694610778" calcext:value-type="float">
            <text:p>1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  <table:table-cell table:formula="of:=[.E20]/66.8" office:value-type="float" office:value="1851.31736526946" calcext:value-type="float">
            <text:p>1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  <table:table-cell table:formula="of:=[.E21]/66.8" office:value-type="float" office:value="1882.41017964072" calcext:value-type="float">
            <text:p>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  <table:table-cell table:formula="of:=[.E22]/66.8" office:value-type="float" office:value="1882.33532934132" calcext:value-type="float">
            <text:p>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3]/66.8" office:value-type="float" office:value="1435.68862275449" calcext:value-type="float">
            <text:p>1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  <table:table-cell table:formula="of:=[.E24]/66.8" office:value-type="float" office:value="1927.7245508982" calcext:value-type="float">
            <text:p>1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5]/66.8" office:value-type="float" office:value="1435.68862275449" calcext:value-type="float">
            <text:p>1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6]/66.8" office:value-type="float" office:value="2024.82035928144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7]/66.8" office:value-type="float" office:value="2063.7125748503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8]/66.8" office:value-type="float" office:value="2024.82035928144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9]/66.8" office:value-type="float" office:value="2063.7125748503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  <table:table-cell table:formula="of:=[.E30]/66.8" office:value-type="float" office:value="2126.99101796407" calcext:value-type="float">
            <text:p>2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  <table:table-cell table:formula="of:=[.E31]/66.8" office:value-type="float" office:value="2138.9371257485" calcext:value-type="float">
            <text:p>2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  <table:table-cell table:formula="of:=[.E32]/66.8" office:value-type="float" office:value="2687.5" calcext:value-type="float">
            <text:p>2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  <table:table-cell table:formula="of:=[.E33]/66.8" office:value-type="float" office:value="2702.03592814371" calcext:value-type="float">
            <text:p>2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table:formula="of:=[.E34]/66.8" office:value-type="float" office:value="2709.44610778443" calcext:value-type="float">
            <text:p>2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  <table:table-cell table:formula="of:=[.E35]/66.8" office:value-type="float" office:value="2787.67964071856" calcext:value-type="float">
            <text:p>2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  <table:table-cell table:formula="of:=[.E36]/66.8" office:value-type="float" office:value="2786.16766467066" calcext:value-type="float">
            <text:p>2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  <table:table-cell table:formula="of:=[.E37]/66.8" office:value-type="float" office:value="2786.10778443114" calcext:value-type="float">
            <text:p>2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  <table:table-cell table:formula="of:=[.E38]/66.8" office:value-type="float" office:value="2790.49401197605" calcext:value-type="float">
            <text:p>2790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8" calcext:value-type="float">
            <text:p>2008</text:p>
          </table:table-cell>
          <table:table-cell office:value-type="string" calcext:value-type="string">
            <text:p>menção us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9" calcext:value-type="float">
            <text:p>2009</text:p>
          </table:table-cell>
          <table:table-cell office:value-type="string" calcext:value-type="string">
            <text:p>menção us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0" calcext:value-type="float">
            <text:p>2010</text:p>
          </table:table-cell>
          <table:table-cell office:value-type="string" calcext:value-type="string">
            <text:p>contribui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1" calcext:value-type="float">
            <text:p>201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3" calcext:value-type="float">
            <text:p>2013</text:p>
          </table:table-cell>
          <table:table-cell office:value-type="string" calcext:value-type="string">
            <text:p>cit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22:18:33.786968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3:20:28.292764940</dc:date>
    <meta:editing-duration>PT2H38M53S</meta:editing-duration>
    <meta:editing-cycles>51</meta:editing-cycles>
    <meta:generator>LibreOffice/5.4.1.2.0$Linux_X86_64 LibreOffice_project/40m0$Build-2</meta:generator>
    <meta:document-statistic meta:table-count="8" meta:cell-count="236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92cm" svg:height="7.651cm" xlink:href=".." xlink:type="simple" chart:class="chart:line" chart:style-name="ch1">
        <chart:legend chart:legend-position="top" svg:x="1.769cm" svg:y="0.185cm" style:legend-expansion="wide" chart:style-name="ch2"/>
        <chart:plot-area chart:style-name="ch3" table:cell-range-address="Sheet2.A1:Sheet2.F38" chart:data-source-has-labels="row" svg:x="0.269cm" svg:y="0.83cm" svg:width="12.954cm" svg:height="6.668cm">
          <chartooo:coordinate-region svg:x="1.261cm" svg:y="0.946cm" svg:width="11.858cm" svg:height="5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38" chart:label-cell-address="Sheet2.A1:Sheet2.A1" chart:class="chart:line">
            <chart:data-point chart:repeated="37"/>
          </chart:series>
          <chart:series chart:style-name="ch7" chart:values-cell-range-address="Sheet2.B2:Sheet2.B38" chart:label-cell-address="Sheet2.B1:Sheet2.B1" chart:class="chart:line">
            <chart:data-point chart:repeated="37"/>
          </chart:series>
          <chart:series chart:style-name="ch8" chart:values-cell-range-address="Sheet2.C2:Sheet2.C38" chart:label-cell-address="Sheet2.C1:Sheet2.C1" chart:class="chart:line">
            <chart:data-point chart:repeated="37"/>
          </chart:series>
          <chart:series chart:style-name="ch9" chart:values-cell-range-address="Sheet2.D2:Sheet2.D38" chart:label-cell-address="Sheet2.D1:Sheet2.D1" chart:class="chart:line">
            <chart:data-point chart:repeated="37"/>
          </chart:series>
          <chart:series chart:style-name="ch10" chart:values-cell-range-address="Sheet2.E2:Sheet2.E38" chart:label-cell-address="Sheet2.E1:Sheet2.E1" chart:class="chart:line">
            <chart:data-point chart:repeated="37"/>
          </chart:series>
          <chart:series chart:style-name="ch11" chart:values-cell-range-address="Sheet2.F2:Sheet2.F38" chart:label-cell-address="Sheet2.F1:Sheet2.F1" chart:class="chart:line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Sheet2.A1:Sheet2.A1</svg:desc>
                </draw:g>
              </table:table-cell>
              <table:table-cell office:value-type="string">
                <text:p>s18</text:p>
                <draw:g>
                  <svg:desc>Sheet2.B1:Sheet2.B1</svg:desc>
                </draw:g>
              </table:table-cell>
              <table:table-cell office:value-type="string">
                <text:p>s26</text:p>
                <draw:g>
                  <svg:desc>Sheet2.C1:Sheet2.C1</svg:desc>
                </draw:g>
              </table:table-cell>
              <table:table-cell office:value-type="string">
                <text:p>s28</text:p>
                <draw:g>
                  <svg:desc>Sheet2.D1:Sheet2.D1</svg:desc>
                </draw:g>
              </table:table-cell>
              <table:table-cell office:value-type="string">
                <text:p>s51</text:p>
                <draw:g>
                  <svg:desc>Sheet2.E1:Sheet2.E1</svg:desc>
                </draw:g>
              </table:table-cell>
              <table:table-cell office:value-type="string">
                <text:p>s58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2.A2:Sheet2.A38</svg:desc>
                </draw:g>
              </table:table-cell>
              <table:table-cell office:value-type="float" office:value="1063">
                <text:p>1063</text:p>
                <draw:g>
                  <svg:desc>Sheet2.B2:Sheet2.B38</svg:desc>
                </draw:g>
              </table:table-cell>
              <table:table-cell office:value-type="float" office:value="1581">
                <text:p>1581</text:p>
                <draw:g>
                  <svg:desc>Sheet2.C2:Sheet2.C38</svg:desc>
                </draw:g>
              </table:table-cell>
              <table:table-cell office:value-type="float" office:value="9">
                <text:p>9</text:p>
                <draw:g>
                  <svg:desc>Sheet2.D2:Sheet2.D38</svg:desc>
                </draw:g>
              </table:table-cell>
              <table:table-cell office:value-type="float" office:value="84">
                <text:p>84</text:p>
                <draw:g>
                  <svg:desc>Sheet2.E2:Sheet2.E38</svg:desc>
                </draw:g>
              </table:table-cell>
              <table:table-cell office:value-type="float" office:value="1223">
                <text:p>1223</text:p>
                <draw:g>
                  <svg:desc>Sheet2.F2:Sheet2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081">
                <text:p>1081</text:p>
              </table:table-cell>
              <table:table-cell office:value-type="float" office:value="2096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1171">
                <text:p>1171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1203">
                <text:p>1203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">
                <text:p>211</text:p>
              </table:table-cell>
              <table:table-cell office:value-type="float" office:value="1208">
                <text:p>1208</text:p>
              </table:table-cell>
              <table:table-cell office:value-type="float" office:value="2094">
                <text:p>2094</text:p>
              </table:table-cell>
              <table:table-cell office:value-type="float" office:value="94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">
                <text:p>232</text:p>
              </table:table-cell>
              <table:table-cell office:value-type="float" office:value="1512">
                <text:p>1512</text:p>
              </table:table-cell>
              <table:table-cell office:value-type="float" office:value="2093">
                <text:p>2093</text:p>
              </table:table-cell>
              <table:table-cell office:value-type="float" office:value="12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">
                <text:p>241</text:p>
              </table:table-cell>
              <table:table-cell office:value-type="float" office:value="1557">
                <text:p>1557</text:p>
              </table:table-cell>
              <table:table-cell office:value-type="float" office:value="2097">
                <text:p>2097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">
                <text:p>262</text:p>
              </table:table-cell>
              <table:table-cell office:value-type="float" office:value="1584">
                <text:p>1584</text:p>
              </table:table-cell>
              <table:table-cell office:value-type="float" office:value="2095">
                <text:p>2095</text:p>
              </table:table-cell>
              <table:table-cell office:value-type="float" office:value="44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">
                <text:p>279</text:p>
              </table:table-cell>
              <table:table-cell office:value-type="float" office:value="1635">
                <text:p>1635</text:p>
              </table:table-cell>
              <table:table-cell office:value-type="float" office:value="2111">
                <text:p>2111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1703">
                <text:p>1703</text:p>
              </table:table-cell>
              <table:table-cell office:value-type="float" office:value="2116">
                <text:p>2116</text:p>
              </table:table-cell>
              <table:table-cell office:value-type="float" office:value="53">
                <text:p>53</text:p>
              </table:table-cell>
              <table:table-cell office:value-type="float" office:value="153">
                <text:p>15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1792">
                <text:p>1792</text:p>
              </table:table-cell>
              <table:table-cell office:value-type="float" office:value="2151">
                <text:p>2151</text:p>
              </table:table-cell>
              <table:table-cell office:value-type="float" office:value="53">
                <text:p>53</text:p>
              </table:table-cell>
              <table:table-cell office:value-type="float" office:value="169">
                <text:p>169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1">
                <text:p>331</text:p>
              </table:table-cell>
              <table:table-cell office:value-type="float" office:value="1791">
                <text:p>1791</text:p>
              </table:table-cell>
              <table:table-cell office:value-type="float" office:value="2156">
                <text:p>2156</text:p>
              </table:table-cell>
              <table:table-cell office:value-type="float" office:value="54">
                <text:p>54</text:p>
              </table:table-cell>
              <table:table-cell office:value-type="float" office:value="178">
                <text:p>17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9">
                <text:p>489</text:p>
              </table:table-cell>
              <table:table-cell office:value-type="float" office:value="1871">
                <text:p>1871</text:p>
              </table:table-cell>
              <table:table-cell office:value-type="float" office:value="2161">
                <text:p>2161</text:p>
              </table:table-cell>
              <table:table-cell office:value-type="float" office:value="55">
                <text:p>55</text:p>
              </table:table-cell>
              <table:table-cell office:value-type="float" office:value="207">
                <text:p>207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">
                <text:p>520</text:p>
              </table:table-cell>
              <table:table-cell office:value-type="float" office:value="1906">
                <text:p>1906</text:p>
              </table:table-cell>
              <table:table-cell office:value-type="float" office:value="1557">
                <text:p>1557</text:p>
              </table:table-cell>
              <table:table-cell office:value-type="float" office:value="56">
                <text:p>56</text:p>
              </table:table-cell>
              <table:table-cell office:value-type="float" office:value="227">
                <text:p>22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">
                <text:p>566</text:p>
              </table:table-cell>
              <table:table-cell office:value-type="float" office:value="1939">
                <text:p>1939</text:p>
              </table:table-cell>
              <table:table-cell office:value-type="float" office:value="1547">
                <text:p>1547</text:p>
              </table:table-cell>
              <table:table-cell office:value-type="float" office:value="57">
                <text:p>57</text:p>
              </table:table-cell>
              <table:table-cell office:value-type="float" office:value="268">
                <text:p>268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2">
                <text:p>572</text:p>
              </table:table-cell>
              <table:table-cell office:value-type="float" office:value="1988">
                <text:p>1988</text:p>
              </table:table-cell>
              <table:table-cell office:value-type="float" office:value="1570">
                <text:p>1570</text:p>
              </table:table-cell>
              <table:table-cell office:value-type="float" office:value="57">
                <text:p>57</text:p>
              </table:table-cell>
              <table:table-cell office:value-type="float" office:value="282">
                <text:p>282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4">
                <text:p>574</text:p>
              </table:table-cell>
              <table:table-cell office:value-type="float" office:value="2081">
                <text:p>2081</text:p>
              </table:table-cell>
              <table:table-cell office:value-type="float" office:value="1606">
                <text:p>1606</text:p>
              </table:table-cell>
              <table:table-cell office:value-type="float" office:value="58">
                <text:p>58</text:p>
              </table:table-cell>
              <table:table-cell office:value-type="float" office:value="268">
                <text:p>26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">
                <text:p>656</text:p>
              </table:table-cell>
              <table:table-cell office:value-type="float" office:value="2083">
                <text:p>2083</text:p>
              </table:table-cell>
              <table:table-cell office:value-type="float" office:value="1638">
                <text:p>163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5">
                <text:p>745</text:p>
              </table:table-cell>
              <table:table-cell office:value-type="float" office:value="2104">
                <text:p>2104</text:p>
              </table:table-cell>
              <table:table-cell office:value-type="float" office:value="1621">
                <text:p>162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4">
                <text:p>804</text:p>
              </table:table-cell>
              <table:table-cell office:value-type="float" office:value="2124">
                <text:p>2124</text:p>
              </table:table-cell>
              <table:table-cell office:value-type="float" office:value="1581">
                <text:p>158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">
                <text:p>1029</text:p>
              </table:table-cell>
              <table:table-cell office:value-type="float" office:value="2343">
                <text:p>2343</text:p>
              </table:table-cell>
              <table:table-cell office:value-type="float" office:value="1579">
                <text:p>157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2">
                <text:p>1052</text:p>
              </table:table-cell>
              <table:table-cell office:value-type="float" office:value="2343">
                <text:p>2343</text:p>
              </table:table-cell>
              <table:table-cell office:value-type="float" office:value="1580">
                <text:p>158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">
                <text:p>1062</text:p>
              </table:table-cell>
              <table:table-cell office:value-type="float" office:value="2433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9">
                <text:p>1199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0">
                <text:p>1220</text:p>
              </table:table-cell>
              <table:table-cell office:value-type="float" office:value="2504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4cm" svg:height="7.631cm" xlink:href=".." xlink:type="simple" chart:class="chart:line" chart:style-name="ch1">
        <chart:legend chart:legend-position="top" svg:x="3.344cm" svg:y="0.185cm" style:legend-expansion="wide" chart:style-name="ch2"/>
        <chart:plot-area chart:style-name="ch3" table:cell-range-address="Sheet2.G1:Sheet2.G38" chart:data-source-has-labels="row" svg:x="0.238cm" svg:y="0.829cm" svg:width="11.448cm" svg:height="6.65cm">
          <chartooo:coordinate-region svg:x="1.23cm" svg:y="0.945cm" svg:width="10.352cm" svg:height="5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G2:Sheet2.G38" chart:label-cell-address="Sheet2.G1:Sheet2.G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 médio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0.166666666667">
                <text:p>680.166666666667</text:p>
                <draw:g>
                  <svg:desc>Sheet2.G2:Sheet2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5.833333333333">
                <text:p>845.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2.833333333333">
                <text:p>882.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3.666666666667">
                <text:p>893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1.333333333333">
                <text:p>931.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.5">
                <text:p>67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6.833333333333">
                <text:p>986.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5.166666666667">
                <text:p>975.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3.16666666667">
                <text:p>1003.1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.5">
                <text:p>103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5.166666666667">
                <text:p>845.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7.5">
                <text:p>108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7.83333333333">
                <text:p>1027.8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8.5">
                <text:p>101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6.2">
                <text:p>128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3.8">
                <text:p>1303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2.2">
                <text:p>139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9.75">
                <text:p>1389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0.75">
                <text:p>1260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8.25">
                <text:p>1468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0.33333333333">
                <text:p>1240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36.5">
                <text:p>183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4.5">
                <text:p>197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9.5">
                <text:p>201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3.5">
                <text:p>231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28.5">
                <text:p>242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18.C1:s18.D26 s18.F1:s18.F26" chart:data-source-has-labels="both" svg:x="0.32cm" svg:y="0.857cm" svg:width="15.36cm" svg:height="7.963cm">
          <chartooo:coordinate-region svg:x="1.167cm" svg:y="0.857cm" svg:width="13.956cm" svg:height="6.31cm"/>
          <chart:axis chart:dimension="x" chart:name="primary-x" chart:style-name="ch4" chartooo:axis-type="auto">
            <chartooo:date-scale/>
            <chart:categories table:cell-range-address="s18.C2:s18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18.D2:s18.D26" chart:label-cell-address="s18.D1:s18.D1" chart:class="chart:line">
            <chart:data-point chart:repeated="25"/>
          </chart:series>
          <chart:series chart:style-name="ch8" chart:values-cell-range-address="s18.F2:s18.F26" chart:label-cell-address="s18.F1:s18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18.D1:s18.D1</svg:desc>
                </draw:g>
              </table:table-cell>
              <table:table-cell office:value-type="string">
                <text:p>Número de linhas (eloc)</text:p>
                <draw:g>
                  <svg:desc>s18.F1:s1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1-28</text:p>
                <draw:g>
                  <svg:desc>s18.C2:s18.C26</svg:desc>
                </draw:g>
              </table:table-cell>
              <table:table-cell office:value-type="float" office:value="1063">
                <text:p>1063</text:p>
                <draw:g>
                  <svg:desc>s18.D2:s18.D26</svg:desc>
                </draw:g>
              </table:table-cell>
              <table:table-cell office:value-type="float" office:value="1061.80685358255">
                <text:p>1061.80685358255</text:p>
                <draw:g>
                  <svg:desc>s18.F2:s18.F26</svg:desc>
                </draw:g>
              </table:table-cell>
            </table:table-row>
            <table:table-row>
              <table:table-cell office:value-type="string">
                <text:p>2015-02-02</text:p>
              </table:table-cell>
              <table:table-cell office:value-type="float" office:value="1081">
                <text:p>1081</text:p>
              </table:table-cell>
              <table:table-cell office:value-type="float" office:value="1107.60124610592">
                <text:p>1107.60124610592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1171">
                <text:p>1171</text:p>
              </table:table-cell>
              <table:table-cell office:value-type="float" office:value="1230.93457943925">
                <text:p>1230.93457943925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1203">
                <text:p>1203</text:p>
              </table:table-cell>
              <table:table-cell office:value-type="float" office:value="1306.60436137072">
                <text:p>1306.60436137072</text:p>
              </table:table-cell>
            </table:table-row>
            <table:table-row>
              <table:table-cell office:value-type="string">
                <text:p>2015-06-23</text:p>
              </table:table-cell>
              <table:table-cell office:value-type="float" office:value="1208">
                <text:p>1208</text:p>
              </table:table-cell>
              <table:table-cell office:value-type="float" office:value="1314.17445482866">
                <text:p>1314.17445482866</text:p>
              </table:table-cell>
            </table:table-row>
            <table:table-row>
              <table:table-cell office:value-type="string">
                <text:p>2015-09-14</text:p>
              </table:table-cell>
              <table:table-cell office:value-type="float" office:value="1512">
                <text:p>1512</text:p>
              </table:table-cell>
              <table:table-cell office:value-type="float" office:value="1798.81619937695">
                <text:p>1798.81619937695</text:p>
              </table:table-cell>
            </table:table-row>
            <table:table-row>
              <table:table-cell office:value-type="string">
                <text:p>2015-10-27</text:p>
              </table:table-cell>
              <table:table-cell office:value-type="float" office:value="1557">
                <text:p>1557</text:p>
              </table:table-cell>
              <table:table-cell office:value-type="float" office:value="1870.56074766355">
                <text:p>1870.56074766355</text:p>
              </table:table-cell>
            </table:table-row>
            <table:table-row>
              <table:table-cell office:value-type="string">
                <text:p>2015-12-11</text:p>
              </table:table-cell>
              <table:table-cell office:value-type="float" office:value="1584">
                <text:p>1584</text:p>
              </table:table-cell>
              <table:table-cell office:value-type="float" office:value="1980.34267912773">
                <text:p>1980.34267912773</text:p>
              </table:table-cell>
            </table:table-row>
            <table:table-row>
              <table:table-cell office:value-type="string">
                <text:p>2016-01-25</text:p>
              </table:table-cell>
              <table:table-cell office:value-type="float" office:value="1635">
                <text:p>1635</text:p>
              </table:table-cell>
              <table:table-cell office:value-type="float" office:value="2023.02180685358">
                <text:p>2023.02180685358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1703">
                <text:p>1703</text:p>
              </table:table-cell>
              <table:table-cell office:value-type="float" office:value="2107.10280373832">
                <text:p>2107.10280373832</text:p>
              </table:table-cell>
            </table:table-row>
            <table:table-row>
              <table:table-cell office:value-type="string">
                <text:p>2016-07-15</text:p>
              </table:table-cell>
              <table:table-cell office:value-type="float" office:value="1792">
                <text:p>1792</text:p>
              </table:table-cell>
              <table:table-cell office:value-type="float" office:value="2367.13395638629">
                <text:p>2367.13395638629</text:p>
              </table:table-cell>
            </table:table-row>
            <table:table-row>
              <table:table-cell office:value-type="string">
                <text:p>2016-07-18</text:p>
              </table:table-cell>
              <table:table-cell office:value-type="float" office:value="1791">
                <text:p>1791</text:p>
              </table:table-cell>
              <table:table-cell office:value-type="float" office:value="2367.78816199377">
                <text:p>2367.78816199377</text:p>
              </table:table-cell>
            </table:table-row>
            <table:table-row>
              <table:table-cell office:value-type="string">
                <text:p>2016-08-30</text:p>
              </table:table-cell>
              <table:table-cell office:value-type="float" office:value="1871">
                <text:p>1871</text:p>
              </table:table-cell>
              <table:table-cell office:value-type="float" office:value="2477.60124610592">
                <text:p>2477.60124610592</text:p>
              </table:table-cell>
            </table:table-row>
            <table:table-row>
              <table:table-cell office:value-type="string">
                <text:p>2016-09-21</text:p>
              </table:table-cell>
              <table:table-cell office:value-type="float" office:value="1906">
                <text:p>1906</text:p>
              </table:table-cell>
              <table:table-cell office:value-type="float" office:value="2540.2492211838">
                <text:p>2540.2492211838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1939">
                <text:p>1939</text:p>
              </table:table-cell>
              <table:table-cell office:value-type="float" office:value="2593.30218068536">
                <text:p>2593.30218068536</text:p>
              </table:table-cell>
            </table:table-row>
            <table:table-row>
              <table:table-cell office:value-type="string">
                <text:p>2016-12-02</text:p>
              </table:table-cell>
              <table:table-cell office:value-type="float" office:value="1988">
                <text:p>1988</text:p>
              </table:table-cell>
              <table:table-cell office:value-type="float" office:value="2663.73831775701">
                <text:p>2663.73831775701</text:p>
              </table:table-cell>
            </table:table-row>
            <table:table-row>
              <table:table-cell office:value-type="string">
                <text:p>2017-02-14</text:p>
              </table:table-cell>
              <table:table-cell office:value-type="float" office:value="2081">
                <text:p>2081</text:p>
              </table:table-cell>
              <table:table-cell office:value-type="float" office:value="2879.96884735202">
                <text:p>2879.96884735202</text:p>
              </table:table-cell>
            </table:table-row>
            <table:table-row>
              <table:table-cell office:value-type="string">
                <text:p>2017-02-16</text:p>
              </table:table-cell>
              <table:table-cell office:value-type="float" office:value="2083">
                <text:p>2083</text:p>
              </table:table-cell>
              <table:table-cell office:value-type="float" office:value="2884.29906542056">
                <text:p>2884.29906542056</text:p>
              </table:table-cell>
            </table:table-row>
            <table:table-row>
              <table:table-cell office:value-type="string">
                <text:p>2017-03-01</text:p>
              </table:table-cell>
              <table:table-cell office:value-type="float" office:value="2104">
                <text:p>2104</text:p>
              </table:table-cell>
              <table:table-cell office:value-type="float" office:value="2948.3800623053">
                <text:p>2948.3800623053</text:p>
              </table:table-cell>
            </table:table-row>
            <table:table-row>
              <table:table-cell office:value-type="string">
                <text:p>2017-03-16</text:p>
              </table:table-cell>
              <table:table-cell office:value-type="float" office:value="2124">
                <text:p>2124</text:p>
              </table:table-cell>
              <table:table-cell office:value-type="float" office:value="2946.04361370716">
                <text:p>2946.04361370716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  <table:table-cell office:value-type="float" office:value="3262.80373831776">
                <text:p>3262.80373831776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  <table:table-cell office:value-type="float" office:value="3265.10903426791">
                <text:p>3265.10903426791</text:p>
              </table:table-cell>
            </table:table-row>
            <table:table-row>
              <table:table-cell office:value-type="string">
                <text:p>2017-08-21</text:p>
              </table:table-cell>
              <table:table-cell office:value-type="float" office:value="2433">
                <text:p>2433</text:p>
              </table:table-cell>
              <table:table-cell office:value-type="float" office:value="3383.52024922118">
                <text:p>3383.52024922118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2454">
                <text:p>2454</text:p>
              </table:table-cell>
              <table:table-cell office:value-type="float" office:value="3406.47975077882">
                <text:p>3406.47975077882</text:p>
              </table:table-cell>
            </table:table-row>
            <table:table-row>
              <table:table-cell office:value-type="string">
                <text:p>2017-10-28</text:p>
              </table:table-cell>
              <table:table-cell office:value-type="float" office:value="2504">
                <text:p>2504</text:p>
              </table:table-cell>
              <table:table-cell office:value-type="float" office:value="3492.74143302181">
                <text:p>3492.741433021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6.C1:s6.D35 s6.F1:s6.F35" chart:data-source-has-labels="both" svg:x="0.32cm" svg:y="0.857cm" svg:width="15.36cm" svg:height="7.963cm">
          <chartooo:coordinate-region svg:x="1.167cm" svg:y="0.857cm" svg:width="13.956cm" svg:height="6.31cm"/>
          <chart:axis chart:dimension="x" chart:name="primary-x" chart:style-name="ch4" chartooo:axis-type="auto">
            <chartooo:date-scale/>
            <chart:categories table:cell-range-address="s6.C2:s6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6.D2:s6.D35" chart:label-cell-address="s6.D1:s6.D1" chart:class="chart:line">
            <chart:data-point chart:repeated="34"/>
          </chart:series>
          <chart:series chart:style-name="ch8" chart:values-cell-range-address="s6.F2:s6.F35" chart:label-cell-address="s6.F1:s6.F1" chart:class="chart:line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6.D1:s6.D1</svg:desc>
                </draw:g>
              </table:table-cell>
              <table:table-cell office:value-type="string">
                <text:p>Número de linhas (eloc)</text:p>
                <draw:g>
                  <svg:desc>s6.F1:s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5-01</text:p>
                <draw:g>
                  <svg:desc>s6.C2:s6.C35</svg:desc>
                </draw:g>
              </table:table-cell>
              <table:table-cell office:value-type="float" office:value="121">
                <text:p>121</text:p>
                <draw:g>
                  <svg:desc>s6.D2:s6.D35</svg:desc>
                </draw:g>
              </table:table-cell>
              <table:table-cell office:value-type="float" office:value="119.813559322034">
                <text:p>119.813559322034</text:p>
                <draw:g>
                  <svg:desc>s6.F2:s6.F35</svg:desc>
                </draw:g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121">
                <text:p>121</text:p>
              </table:table-cell>
              <table:table-cell office:value-type="float" office:value="126.508474576271">
                <text:p>126.508474576271</text:p>
              </table:table-cell>
            </table:table-row>
            <table:table-row>
              <table:table-cell office:value-type="string">
                <text:p>2013-11-20</text:p>
              </table:table-cell>
              <table:table-cell office:value-type="float" office:value="153">
                <text:p>153</text:p>
              </table:table-cell>
              <table:table-cell office:value-type="float" office:value="191.847457627119">
                <text:p>191.847457627119</text:p>
              </table:table-cell>
            </table:table-row>
            <table:table-row>
              <table:table-cell office:value-type="string">
                <text:p>2013-12-06</text:p>
              </table:table-cell>
              <table:table-cell office:value-type="float" office:value="161">
                <text:p>161</text:p>
              </table:table-cell>
              <table:table-cell office:value-type="float" office:value="223.796610169492">
                <text:p>223.796610169492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211">
                <text:p>211</text:p>
              </table:table-cell>
              <table:table-cell office:value-type="float" office:value="330.406779661017">
                <text:p>330.406779661017</text:p>
              </table:table-cell>
            </table:table-row>
            <table:table-row>
              <table:table-cell office:value-type="string">
                <text:p>2014-02-02</text:p>
              </table:table-cell>
              <table:table-cell office:value-type="float" office:value="232">
                <text:p>232</text:p>
              </table:table-cell>
              <table:table-cell office:value-type="float" office:value="350.830508474576">
                <text:p>350.830508474576</text:p>
              </table:table-cell>
            </table:table-row>
            <table:table-row>
              <table:table-cell office:value-type="string">
                <text:p>2014-02-08</text:p>
              </table:table-cell>
              <table:table-cell office:value-type="float" office:value="241">
                <text:p>241</text:p>
              </table:table-cell>
              <table:table-cell office:value-type="float" office:value="399.033898305085">
                <text:p>399.033898305085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262">
                <text:p>262</text:p>
              </table:table-cell>
              <table:table-cell office:value-type="float" office:value="419.542372881356">
                <text:p>419.542372881356</text:p>
              </table:table-cell>
            </table:table-row>
            <table:table-row>
              <table:table-cell office:value-type="string">
                <text:p>2014-03-15</text:p>
              </table:table-cell>
              <table:table-cell office:value-type="float" office:value="279">
                <text:p>279</text:p>
              </table:table-cell>
              <table:table-cell office:value-type="float" office:value="443.915254237288">
                <text:p>443.915254237288</text:p>
              </table:table-cell>
            </table:table-row>
            <table:table-row>
              <table:table-cell office:value-type="string">
                <text:p>2014-03-18</text:p>
              </table:table-cell>
              <table:table-cell office:value-type="float" office:value="280">
                <text:p>280</text:p>
              </table:table-cell>
              <table:table-cell office:value-type="float" office:value="447.06779661017">
                <text:p>447.06779661017</text:p>
              </table:table-cell>
            </table:table-row>
            <table:table-row>
              <table:table-cell office:value-type="string">
                <text:p>2014-03-28</text:p>
              </table:table-cell>
              <table:table-cell office:value-type="float" office:value="302">
                <text:p>302</text:p>
              </table:table-cell>
              <table:table-cell office:value-type="float" office:value="466.745762711864">
                <text:p>466.745762711864</text:p>
              </table:table-cell>
            </table:table-row>
            <table:table-row>
              <table:table-cell office:value-type="string">
                <text:p>2014-04-22</text:p>
              </table:table-cell>
              <table:table-cell office:value-type="float" office:value="331">
                <text:p>331</text:p>
              </table:table-cell>
              <table:table-cell office:value-type="float" office:value="531.203389830509">
                <text:p>531.203389830509</text:p>
              </table:table-cell>
            </table:table-row>
            <table:table-row>
              <table:table-cell office:value-type="string">
                <text:p>2014-07-22</text:p>
              </table:table-cell>
              <table:table-cell office:value-type="float" office:value="489">
                <text:p>489</text:p>
              </table:table-cell>
              <table:table-cell office:value-type="float" office:value="753.610169491525">
                <text:p>753.610169491525</text:p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520">
                <text:p>520</text:p>
              </table:table-cell>
              <table:table-cell office:value-type="float" office:value="851.338983050847">
                <text:p>851.338983050847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566">
                <text:p>566</text:p>
              </table:table-cell>
              <table:table-cell office:value-type="float" office:value="925.305084745763">
                <text:p>925.305084745763</text:p>
              </table:table-cell>
            </table:table-row>
            <table:table-row>
              <table:table-cell office:value-type="string">
                <text:p>2014-12-23</text:p>
              </table:table-cell>
              <table:table-cell office:value-type="float" office:value="572">
                <text:p>572</text:p>
              </table:table-cell>
              <table:table-cell office:value-type="float" office:value="943.64406779661">
                <text:p>943.64406779661</text:p>
              </table:table-cell>
            </table:table-row>
            <table:table-row>
              <table:table-cell office:value-type="string">
                <text:p>2015-01-06</text:p>
              </table:table-cell>
              <table:table-cell office:value-type="float" office:value="574">
                <text:p>574</text:p>
              </table:table-cell>
              <table:table-cell office:value-type="float" office:value="951.203389830508">
                <text:p>951.203389830508</text:p>
              </table:table-cell>
            </table:table-row>
            <table:table-row>
              <table:table-cell office:value-type="string">
                <text:p>2015-02-09</text:p>
              </table:table-cell>
              <table:table-cell office:value-type="float" office:value="656">
                <text:p>656</text:p>
              </table:table-cell>
              <table:table-cell office:value-type="float" office:value="1128.62711864407">
                <text:p>1128.62711864407</text:p>
              </table:table-cell>
            </table:table-row>
            <table:table-row>
              <table:table-cell office:value-type="string">
                <text:p>2015-04-18</text:p>
              </table:table-cell>
              <table:table-cell office:value-type="float" office:value="745">
                <text:p>745</text:p>
              </table:table-cell>
              <table:table-cell office:value-type="float" office:value="1240.37288135593">
                <text:p>1240.37288135593</text:p>
              </table:table-cell>
            </table:table-row>
            <table:table-row>
              <table:table-cell office:value-type="string">
                <text:p>2015-06-22</text:p>
              </table:table-cell>
              <table:table-cell office:value-type="float" office:value="804">
                <text:p>804</text:p>
              </table:table-cell>
              <table:table-cell office:value-type="float" office:value="1340.98305084746">
                <text:p>1340.98305084746</text:p>
              </table:table-cell>
            </table:table-row>
            <table:table-row>
              <table:table-cell office:value-type="string">
                <text:p>2015-07-13</text:p>
              </table:table-cell>
              <table:table-cell office:value-type="float" office:value="1029">
                <text:p>1029</text:p>
              </table:table-cell>
              <table:table-cell office:value-type="float" office:value="2623.49152542373">
                <text:p>2623.49152542373</text:p>
              </table:table-cell>
            </table:table-row>
            <table:table-row>
              <table:table-cell office:value-type="string">
                <text:p>2015-07-23</text:p>
              </table:table-cell>
              <table:table-cell office:value-type="float" office:value="1052">
                <text:p>1052</text:p>
              </table:table-cell>
              <table:table-cell office:value-type="float" office:value="2643.08474576271">
                <text:p>2643.08474576271</text:p>
              </table:table-cell>
            </table:table-row>
            <table:table-row>
              <table:table-cell office:value-type="string">
                <text:p>2015-08-11</text:p>
              </table:table-cell>
              <table:table-cell office:value-type="float" office:value="1062">
                <text:p>1062</text:p>
              </table:table-cell>
              <table:table-cell office:value-type="float" office:value="2665.83050847458">
                <text:p>2665.83050847458</text:p>
              </table:table-cell>
            </table:table-row>
            <table:table-row>
              <table:table-cell office:value-type="string">
                <text:p>2015-11-11</text:p>
              </table:table-cell>
              <table:table-cell office:value-type="float" office:value="1199">
                <text:p>1199</text:p>
              </table:table-cell>
              <table:table-cell office:value-type="float" office:value="3166.33898305085">
                <text:p>3166.33898305085</text:p>
              </table:table-cell>
            </table:table-row>
            <table:table-row>
              <table:table-cell office:value-type="string">
                <text:p>2016-01-15</text:p>
              </table:table-cell>
              <table:table-cell office:value-type="float" office:value="1220">
                <text:p>1220</text:p>
              </table:table-cell>
              <table:table-cell office:value-type="float" office:value="3207.98305084746">
                <text:p>3207.98305084746</text:p>
              </table:table-cell>
            </table:table-row>
            <table:table-row>
              <table:table-cell office:value-type="string">
                <text:p>2016-04-02</text:p>
              </table:table-cell>
              <table:table-cell office:value-type="float" office:value="1531">
                <text:p>1531</text:p>
              </table:table-cell>
              <table:table-cell office:value-type="float" office:value="3302.64406779661">
                <text:p>3302.64406779661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1581">
                <text:p>1581</text:p>
              </table:table-cell>
              <table:table-cell office:value-type="float" office:value="3375.23728813559">
                <text:p>3375.23728813559</text:p>
              </table:table-cell>
            </table:table-row>
            <table:table-row>
              <table:table-cell office:value-type="string">
                <text:p>2016-10-05</text:p>
              </table:table-cell>
              <table:table-cell office:value-type="float" office:value="1816">
                <text:p>1816</text:p>
              </table:table-cell>
              <table:table-cell office:value-type="float" office:value="3761.18644067797">
                <text:p>3761.18644067797</text:p>
              </table:table-cell>
            </table:table-row>
            <table:table-row>
              <table:table-cell office:value-type="string">
                <text:p>2017-03-10</text:p>
              </table:table-cell>
              <table:table-cell office:value-type="float" office:value="1881">
                <text:p>1881</text:p>
              </table:table-cell>
              <table:table-cell office:value-type="float" office:value="3834.93220338983">
                <text:p>3834.93220338983</text:p>
              </table:table-cell>
            </table:table-row>
            <table:table-row>
              <table:table-cell office:value-type="string">
                <text:p>2017-04-18</text:p>
              </table:table-cell>
              <table:table-cell office:value-type="float" office:value="1885">
                <text:p>1885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2017-05-25</text:p>
              </table:table-cell>
              <table:table-cell office:value-type="float" office:value="2055">
                <text:p>2055</text:p>
              </table:table-cell>
              <table:table-cell office:value-type="float" office:value="4040.40677966102">
                <text:p>4040.40677966102</text:p>
              </table:table-cell>
            </table:table-row>
            <table:table-row>
              <table:table-cell office:value-type="string">
                <text:p>2017-06-23</text:p>
              </table:table-cell>
              <table:table-cell office:value-type="float" office:value="2001">
                <text:p>2001</text:p>
              </table:table-cell>
              <table:table-cell office:value-type="float" office:value="3936.74576271186">
                <text:p>3936.74576271186</text:p>
              </table:table-cell>
            </table:table-row>
            <table:table-row>
              <table:table-cell office:value-type="string">
                <text:p>2017-07-07</text:p>
              </table:table-cell>
              <table:table-cell office:value-type="float" office:value="2080">
                <text:p>2080</text:p>
              </table:table-cell>
              <table:table-cell office:value-type="float" office:value="4042.32203389831">
                <text:p>4042.32203389831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2096">
                <text:p>2096</text:p>
              </table:table-cell>
              <table:table-cell office:value-type="float" office:value="4066.38983050847">
                <text:p>4066.389830508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8.C1:s58.D38 s58.F1:s58.F38" chart:data-source-has-labels="both" svg:x="0.32cm" svg:y="0.857cm" svg:width="15.36cm" svg:height="7.963cm">
          <chartooo:coordinate-region svg:x="1.167cm" svg:y="0.857cm" svg:width="13.956cm" svg:height="6.31cm"/>
          <chart:axis chart:dimension="x" chart:name="primary-x" chart:style-name="ch4" chartooo:axis-type="auto">
            <chartooo:date-scale/>
            <chart:categories table:cell-range-address="s58.C2:s58.C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D2:s58.D38" chart:label-cell-address="s58.D1:s58.D1" chart:class="chart:line">
            <chart:data-point chart:repeated="37"/>
          </chart:series>
          <chart:series chart:style-name="ch8" chart:values-cell-range-address="s58.F2:s58.F38" chart:label-cell-address="s58.F1:s58.F1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8.D1:s58.D1</svg:desc>
                </draw:g>
              </table:table-cell>
              <table:table-cell office:value-type="string">
                <text:p>Número de linhas (eloc)</text:p>
                <draw:g>
                  <svg:desc>s58.F1:s5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-11-22</text:p>
                <draw:g>
                  <svg:desc>s58.C2:s58.C38</svg:desc>
                </draw:g>
              </table:table-cell>
              <table:table-cell office:value-type="float" office:value="1223">
                <text:p>1223</text:p>
                <draw:g>
                  <svg:desc>s58.D2:s58.D38</svg:desc>
                </draw:g>
              </table:table-cell>
              <table:table-cell office:value-type="float" office:value="1223.26347305389">
                <text:p>1223.26347305389</text:p>
                <draw:g>
                  <svg:desc>s58.F2:s58.F38</svg:desc>
                </draw:g>
              </table:table-cell>
            </table:table-row>
            <table:table-row>
              <table:table-cell office:value-type="string">
                <text:p>2007-05-29</text:p>
              </table:table-cell>
              <table:table-cell office:value-type="float" office:value="1670">
                <text:p>1670</text:p>
              </table:table-cell>
              <table:table-cell office:value-type="float" office:value="1650.95808383234">
                <text:p>1650.95808383234</text:p>
              </table:table-cell>
            </table:table-row>
            <table:table-row>
              <table:table-cell office:value-type="string">
                <text:p>2007-06-04</text:p>
              </table:table-cell>
              <table:table-cell office:value-type="float" office:value="1685">
                <text:p>1685</text:p>
              </table:table-cell>
              <table:table-cell office:value-type="float" office:value="1688.96706586826">
                <text:p>1688.96706586826</text:p>
              </table:table-cell>
            </table:table-row>
            <table:table-row>
              <table:table-cell office:value-type="string">
                <text:p>2007-07-05</text:p>
              </table:table-cell>
              <table:table-cell office:value-type="float" office:value="1694">
                <text:p>1694</text:p>
              </table:table-cell>
              <table:table-cell office:value-type="float" office:value="1700.52395209581">
                <text:p>1700.52395209581</text:p>
              </table:table-cell>
            </table:table-row>
            <table:table-row>
              <table:table-cell office:value-type="string">
                <text:p>2007-08-14</text:p>
              </table:table-cell>
              <table:table-cell office:value-type="float" office:value="1865">
                <text:p>1865</text:p>
              </table:table-cell>
              <table:table-cell office:value-type="float" office:value="1833.60778443114">
                <text:p>1833.60778443114</text:p>
              </table:table-cell>
            </table:table-row>
            <table:table-row>
              <table:table-cell office:value-type="string">
                <text:p>2009-03-02</text:p>
              </table:table-cell>
              <table:table-cell office:value-type="float" office:value="70">
                <text:p>70</text:p>
              </table:table-cell>
              <table:table-cell office:value-type="float" office:value="70.9281437125749">
                <text:p>70.9281437125749</text:p>
              </table:table-cell>
            </table:table-row>
            <table:table-row>
              <table:table-cell office:value-type="string">
                <text:p>2007-10-31</text:p>
              </table:table-cell>
              <table:table-cell office:value-type="float" office:value="1872">
                <text:p>1872</text:p>
              </table:table-cell>
              <table:table-cell office:value-type="float" office:value="1831.46706586826">
                <text:p>1831.46706586826</text:p>
              </table:table-cell>
            </table:table-row>
            <table:table-row>
              <table:table-cell office:value-type="string">
                <text:p>2007-12-18</text:p>
              </table:table-cell>
              <table:table-cell office:value-type="float" office:value="1738">
                <text:p>1738</text:p>
              </table:table-cell>
              <table:table-cell office:value-type="float" office:value="1727.54491017964">
                <text:p>1727.54491017964</text:p>
              </table:table-cell>
            </table:table-row>
            <table:table-row>
              <table:table-cell office:value-type="string">
                <text:p>2008-01-28</text:p>
              </table:table-cell>
              <table:table-cell office:value-type="float" office:value="1720">
                <text:p>1720</text:p>
              </table:table-cell>
              <table:table-cell office:value-type="float" office:value="1726.78143712575">
                <text:p>1726.78143712575</text:p>
              </table:table-cell>
            </table:table-row>
            <table:table-row>
              <table:table-cell office:value-type="string">
                <text:p>2010-01-22</text:p>
              </table:table-cell>
              <table:table-cell office:value-type="float" office:value="1714">
                <text:p>1714</text:p>
              </table:table-cell>
              <table:table-cell office:value-type="float" office:value="1707.94910179641">
                <text:p>1707.94910179641</text:p>
              </table:table-cell>
            </table:table-row>
            <table:table-row>
              <table:table-cell office:value-type="string">
                <text:p>2008-07-24</text:p>
              </table:table-cell>
              <table:table-cell office:value-type="float" office:value="1734">
                <text:p>1734</text:p>
              </table:table-cell>
              <table:table-cell office:value-type="float" office:value="1729.02694610778">
                <text:p>1729.02694610778</text:p>
              </table:table-cell>
            </table:table-row>
            <table:table-row>
              <table:table-cell office:value-type="string">
                <text:p>2008-10-13</text:p>
              </table:table-cell>
              <table:table-cell office:value-type="float" office:value="561">
                <text:p>561</text:p>
              </table:table-cell>
              <table:table-cell office:value-type="float" office:value="245.943113772455">
                <text:p>245.943113772455</text:p>
              </table:table-cell>
            </table:table-row>
            <table:table-row>
              <table:table-cell office:value-type="string">
                <text:p>2008-11-20</text:p>
              </table:table-cell>
              <table:table-cell office:value-type="float" office:value="1742">
                <text:p>1742</text:p>
              </table:table-cell>
              <table:table-cell office:value-type="float" office:value="1742.3502994012">
                <text:p>1742.3502994012</text:p>
              </table:table-cell>
            </table:table-row>
            <table:table-row>
              <table:table-cell office:value-type="string">
                <text:p>2009-03-04</text:p>
              </table:table-cell>
              <table:table-cell office:value-type="float" office:value="1901">
                <text:p>1901</text:p>
              </table:table-cell>
              <table:table-cell office:value-type="float" office:value="1834.44610778443">
                <text:p>1834.44610778443</text:p>
              </table:table-cell>
            </table:table-row>
            <table:table-row>
              <table:table-cell office:value-type="string">
                <text:p>2009-03-06</text:p>
              </table:table-cell>
              <table:table-cell office:value-type="float" office:value="1734">
                <text:p>1734</text:p>
              </table:table-cell>
              <table:table-cell office:value-type="float" office:value="1729.07185628743">
                <text:p>1729.07185628743</text:p>
              </table:table-cell>
            </table:table-row>
            <table:table-row>
              <table:table-cell office:value-type="string">
                <text:p>2009-03-18</text:p>
              </table:table-cell>
              <table:table-cell office:value-type="float" office:value="1897">
                <text:p>1897</text:p>
              </table:table-cell>
              <table:table-cell office:value-type="float" office:value="1823.99700598802">
                <text:p>1823.99700598802</text:p>
              </table:table-cell>
            </table:table-row>
            <table:table-row>
              <table:table-cell office:value-type="string">
                <text:p>2009-04-20</text:p>
              </table:table-cell>
              <table:table-cell office:value-type="float" office:value="1899">
                <text:p>1899</text:p>
              </table:table-cell>
              <table:table-cell office:value-type="float" office:value="1841.25748502994">
                <text:p>1841.25748502994</text:p>
              </table:table-cell>
            </table:table-row>
            <table:table-row>
              <table:table-cell office:value-type="string">
                <text:p>2009-07-17</text:p>
              </table:table-cell>
              <table:table-cell office:value-type="float" office:value="1945">
                <text:p>1945</text:p>
              </table:table-cell>
              <table:table-cell office:value-type="float" office:value="1871.52694610778">
                <text:p>1871.52694610778</text:p>
              </table:table-cell>
            </table:table-row>
            <table:table-row>
              <table:table-cell office:value-type="string">
                <text:p>2010-02-02</text:p>
              </table:table-cell>
              <table:table-cell office:value-type="float" office:value="1903">
                <text:p>1903</text:p>
              </table:table-cell>
              <table:table-cell office:value-type="float" office:value="1851.31736526946">
                <text:p>1851.31736526946</text:p>
              </table:table-cell>
            </table:table-row>
            <table:table-row>
              <table:table-cell office:value-type="string">
                <text:p>2010-05-28</text:p>
              </table:table-cell>
              <table:table-cell office:value-type="float" office:value="1952">
                <text:p>1952</text:p>
              </table:table-cell>
              <table:table-cell office:value-type="float" office:value="1882.41017964072">
                <text:p>1882.41017964072</text:p>
              </table:table-cell>
            </table:table-row>
            <table:table-row>
              <table:table-cell office:value-type="string">
                <text:p>2010-11-05</text:p>
              </table:table-cell>
              <table:table-cell office:value-type="float" office:value="1952">
                <text:p>1952</text:p>
              </table:table-cell>
              <table:table-cell office:value-type="float" office:value="1882.33532934132">
                <text:p>1882.33532934132</text:p>
              </table:table-cell>
            </table:table-row>
            <table:table-row>
              <table:table-cell office:value-type="string">
                <text:p>2011-01-07</text:p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>2011-01-17</text:p>
              </table:table-cell>
              <table:table-cell office:value-type="float" office:value="2005">
                <text:p>2005</text:p>
              </table:table-cell>
              <table:table-cell office:value-type="float" office:value="1927.7245508982">
                <text:p>1927.7245508982</text:p>
              </table:table-cell>
            </table:table-row>
            <table:table-row>
              <table:table-cell office:value-type="string">
                <text:p>2011-02-02</text:p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>2012-03-07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>2012-04-05</text:p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43">
                <text:p>2143</text:p>
              </table:table-cell>
              <table:table-cell office:value-type="float" office:value="2126.99101796407">
                <text:p>2126.99101796407</text:p>
              </table:table-cell>
            </table:table-row>
            <table:table-row>
              <table:table-cell office:value-type="string">
                <text:p>2013-11-26</text:p>
              </table:table-cell>
              <table:table-cell office:value-type="float" office:value="2154">
                <text:p>2154</text:p>
              </table:table-cell>
              <table:table-cell office:value-type="float" office:value="2138.9371257485">
                <text:p>2138.9371257485</text:p>
              </table:table-cell>
            </table:table-row>
            <table:table-row>
              <table:table-cell office:value-type="string">
                <text:p>2015-05-29</text:p>
              </table:table-cell>
              <table:table-cell office:value-type="float" office:value="2611">
                <text:p>2611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>2015-10-09</text:p>
              </table:table-cell>
              <table:table-cell office:value-type="float" office:value="2626">
                <text:p>2626</text:p>
              </table:table-cell>
              <table:table-cell office:value-type="float" office:value="2702.03592814371">
                <text:p>2702.03592814371</text:p>
              </table:table-cell>
            </table:table-row>
            <table:table-row>
              <table:table-cell office:value-type="string">
                <text:p>2016-05-10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string">
                <text:p>2017-02-21</text:p>
              </table:table-cell>
              <table:table-cell office:value-type="float" office:value="2761">
                <text:p>2761</text:p>
              </table:table-cell>
              <table:table-cell office:value-type="float" office:value="2787.67964071856">
                <text:p>2787.67964071856</text:p>
              </table:table-cell>
            </table:table-row>
            <table:table-row>
              <table:table-cell office:value-type="string">
                <text:p>2017-03-25</text:p>
              </table:table-cell>
              <table:table-cell office:value-type="float" office:value="2760">
                <text:p>2760</text:p>
              </table:table-cell>
              <table:table-cell office:value-type="float" office:value="2786.16766467066">
                <text:p>2786.16766467066</text:p>
              </table:table-cell>
            </table:table-row>
            <table:table-row>
              <table:table-cell office:value-type="string">
                <text:p>2017-04-19</text:p>
              </table:table-cell>
              <table:table-cell office:value-type="float" office:value="2761">
                <text:p>2761</text:p>
              </table:table-cell>
              <table:table-cell office:value-type="float" office:value="2786.10778443114">
                <text:p>2786.10778443114</text:p>
              </table:table-cell>
            </table:table-row>
            <table:table-row>
              <table:table-cell office:value-type="string">
                <text:p>2017-08-06</text:p>
              </table:table-cell>
              <table:table-cell office:value-type="float" office:value="2769">
                <text:p>2769</text:p>
              </table:table-cell>
              <table:table-cell office:value-type="float" office:value="2790.49401197605">
                <text:p>2790.494011976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8.C1:s28.D27 s28.F1:s28.F27" chart:data-source-has-labels="both" svg:x="0.32cm" svg:y="0.857cm" svg:width="15.36cm" svg:height="7.963cm">
          <chartooo:coordinate-region svg:x="0.32cm" svg:y="0.857cm" svg:width="14.106cm" svg:height="6.31cm"/>
          <chart:axis chart:dimension="x" chart:name="primary-x" chart:style-name="ch4" chartooo:axis-type="auto">
            <chartooo:date-scale/>
            <chart:categories table:cell-range-address="s28.C2:s28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D2:s28.D27" chart:label-cell-address="s28.D1:s28.D1" chart:class="chart:line">
            <chart:data-point chart:repeated="26"/>
          </chart:series>
          <chart:series chart:style-name="ch8" chart:values-cell-range-address="s28.F2:s28.F27" chart:label-cell-address="s28.F1:s28.F1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8.D1:s28.D1</svg:desc>
                </draw:g>
              </table:table-cell>
              <table:table-cell office:value-type="string">
                <text:p>Número de linhas (eloc)</text:p>
                <draw:g>
                  <svg:desc>s28.F1:s2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defined</text:p>
                <draw:g>
                  <svg:desc>s28.C2:s28.C27</svg:desc>
                </draw:g>
              </table:table-cell>
              <table:table-cell office:value-type="float" office:value="9">
                <text:p>9</text:p>
                <draw:g>
                  <svg:desc>s28.D2:s28.D27</svg:desc>
                </draw:g>
              </table:table-cell>
              <table:table-cell office:value-type="float" office:value="9.31764705882353">
                <text:p>9.31764705882353</text:p>
                <draw:g>
                  <svg:desc>s28.F2:s28.F27</svg:desc>
                </draw:g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">
                <text:p>9</text:p>
              </table:table-cell>
              <table:table-cell office:value-type="float" office:value="9.53529411764706">
                <text:p>9.53529411764706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  <table:table-cell office:value-type="float" office:value="18.8529411764706">
                <text:p>18.8529411764706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12">
                <text:p>12</text:p>
              </table:table-cell>
              <table:table-cell office:value-type="float" office:value="16.5176470588235">
                <text:p>16.5176470588235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38">
                <text:p>38</text:p>
              </table:table-cell>
              <table:table-cell office:value-type="float" office:value="27.4470588235294">
                <text:p>27.44705882352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44">
                <text:p>44</text:p>
              </table:table-cell>
              <table:table-cell office:value-type="float" office:value="29.0941176470588">
                <text:p>29.0941176470588</text:p>
              </table:table-cell>
            </table:table-row>
            <table:table-row>
              <table:table-cell office:value-type="string">
                <text:p>2013-07-29</text:p>
              </table:table-cell>
              <table:table-cell office:value-type="float" office:value="53">
                <text:p>53</text:p>
              </table:table-cell>
              <table:table-cell office:value-type="float" office:value="32.8705882352941">
                <text:p>32.8705882352941</text:p>
              </table:table-cell>
            </table:table-row>
            <table:table-row>
              <table:table-cell office:value-type="string">
                <text:p>2013-08-26</text:p>
              </table:table-cell>
              <table:table-cell office:value-type="float" office:value="53">
                <text:p>53</text:p>
              </table:table-cell>
              <table:table-cell office:value-type="float" office:value="33.4235294117647">
                <text:p>33.4235294117647</text:p>
              </table:table-cell>
            </table:table-row>
            <table:table-row>
              <table:table-cell office:value-type="string">
                <text:p>2013-08-27</text:p>
              </table:table-cell>
              <table:table-cell office:value-type="float" office:value="53">
                <text:p>5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013-09-04</text:p>
              </table:table-cell>
              <table:table-cell office:value-type="float" office:value="54">
                <text:p>54</text:p>
              </table:table-cell>
              <table:table-cell office:value-type="float" office:value="33.8823529411765">
                <text:p>33.8823529411765</text:p>
              </table:table-cell>
            </table:table-row>
            <table:table-row>
              <table:table-cell office:value-type="string">
                <text:p>2013-09-17</text:p>
              </table:table-cell>
              <table:table-cell office:value-type="float" office:value="55">
                <text:p>55</text:p>
              </table:table-cell>
              <table:table-cell office:value-type="float" office:value="36.7352941176471">
                <text:p>36.7352941176471</text:p>
              </table:table-cell>
            </table:table-row>
            <table:table-row>
              <table:table-cell office:value-type="string">
                <text:p>2013-11-29</text:p>
              </table:table-cell>
              <table:table-cell office:value-type="float" office:value="56">
                <text:p>56</text:p>
              </table:table-cell>
              <table:table-cell office:value-type="float" office:value="37.4235294117647">
                <text:p>37.4235294117647</text:p>
              </table:table-cell>
            </table:table-row>
            <table:table-row>
              <table:table-cell office:value-type="string">
                <text:p>2014-06-10</text:p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>2014-06-11</text:p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58">
                <text:p>5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2014-10-10</text:p>
              </table:table-cell>
              <table:table-cell office:value-type="float" office:value="58">
                <text:p>58</text:p>
              </table:table-cell>
              <table:table-cell office:value-type="float" office:value="38.1176470588235">
                <text:p>38.1176470588235</text:p>
              </table:table-cell>
            </table:table-row>
            <table:table-row>
              <table:table-cell office:value-type="string">
                <text:p>2015-02-06</text:p>
              </table:table-cell>
              <table:table-cell office:value-type="float" office:value="58">
                <text:p>58</text:p>
              </table:table-cell>
              <table:table-cell office:value-type="float" office:value="38.9882352941176">
                <text:p>38.9882352941176</text:p>
              </table:table-cell>
            </table:table-row>
            <table:table-row>
              <table:table-cell office:value-type="string">
                <text:p>2015-09-03</text:p>
              </table:table-cell>
              <table:table-cell office:value-type="float" office:value="58">
                <text:p>58</text:p>
              </table:table-cell>
              <table:table-cell office:value-type="float" office:value="39.0470588235294">
                <text:p>39.0470588235294</text:p>
              </table:table-cell>
            </table:table-row>
            <table:table-row>
              <table:table-cell office:value-type="string">
                <text:p>2015-09-11</text:p>
              </table:table-cell>
              <table:table-cell office:value-type="float" office:value="58">
                <text:p>58</text:p>
              </table:table-cell>
              <table:table-cell office:value-type="float" office:value="39.1941176470588">
                <text:p>39.1941176470588</text:p>
              </table:table-cell>
            </table:table-row>
            <table:table-row>
              <table:table-cell office:value-type="string">
                <text:p>2016-01-13</text:p>
              </table:table-cell>
              <table:table-cell office:value-type="float" office:value="59">
                <text:p>59</text:p>
              </table:table-cell>
              <table:table-cell office:value-type="float" office:value="39.0411764705882">
                <text:p>39.0411764705882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>2016-03-24</text:p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>2017-05-08</text:p>
              </table:table-cell>
              <table:table-cell office:value-type="float" office:value="57">
                <text:p>57</text:p>
              </table:table-cell>
              <table:table-cell office:value-type="float" office:value="39.0529411764706">
                <text:p>39.0529411764706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57">
                <text:p>57</text:p>
              </table:table-cell>
              <table:table-cell office:value-type="float" office:value="39.2647058823529">
                <text:p>39.26470588235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1.C1:s51.D18 s51.F1:s51.F18" chart:data-source-has-labels="both" svg:x="0.32cm" svg:y="0.857cm" svg:width="15.36cm" svg:height="7.963cm">
          <chartooo:coordinate-region svg:x="1.167cm" svg:y="0.857cm" svg:width="13.956cm" svg:height="6.31cm"/>
          <chart:axis chart:dimension="x" chart:name="primary-x" chart:style-name="ch4" chartooo:axis-type="auto">
            <chartooo:date-scale/>
            <chart:categories table:cell-range-address="s51.C2:s51.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D2:s51.D18" chart:label-cell-address="s51.D1:s51.D1" chart:class="chart:line">
            <chart:data-point chart:repeated="17"/>
          </chart:series>
          <chart:series chart:style-name="ch8" chart:values-cell-range-address="s51.F2:s51.F18" chart:label-cell-address="s51.F1:s51.F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1.D1:s51.D1</svg:desc>
                </draw:g>
              </table:table-cell>
              <table:table-cell office:value-type="string">
                <text:p>Número de linhas (eloc)</text:p>
                <draw:g>
                  <svg:desc>s51.F1:s5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-08-13</text:p>
                <draw:g>
                  <svg:desc>s51.C2:s51.C18</svg:desc>
                </draw:g>
              </table:table-cell>
              <table:table-cell office:value-type="float" office:value="84">
                <text:p>84</text:p>
                <draw:g>
                  <svg:desc>s51.D2:s51.D18</svg:desc>
                </draw:g>
              </table:table-cell>
              <table:table-cell office:value-type="float" office:value="82.75">
                <text:p>82.75</text:p>
                <draw:g>
                  <svg:desc>s51.F2:s51.F18</svg:desc>
                </draw:g>
              </table:table-cell>
            </table:table-row>
            <table:table-row>
              <table:table-cell office:value-type="string">
                <text:p>2012-09-12</text:p>
              </table:table-cell>
              <table:table-cell office:value-type="float" office:value="98">
                <text:p>98</text:p>
              </table:table-cell>
              <table:table-cell office:value-type="float" office:value="91.5625">
                <text:p>91.5625</text:p>
              </table:table-cell>
            </table:table-row>
            <table:table-row>
              <table:table-cell office:value-type="string">
                <text:p>2012-10-16</text:p>
              </table:table-cell>
              <table:table-cell office:value-type="float" office:value="98">
                <text:p>98</text:p>
              </table:table-cell>
              <table:table-cell office:value-type="float" office:value="91.59375">
                <text:p>91.59375</text:p>
              </table:table-cell>
            </table:table-row>
            <table:table-row>
              <table:table-cell office:value-type="string">
                <text:p>2013-03-04</text:p>
              </table:table-cell>
              <table:table-cell office:value-type="float" office:value="114">
                <text:p>114</text:p>
              </table:table-cell>
              <table:table-cell office:value-type="float" office:value="141.25">
                <text:p>141.25</text:p>
              </table:table-cell>
            </table:table-row>
            <table:table-row>
              <table:table-cell office:value-type="string">
                <text:p>2013-04-03</text:p>
              </table:table-cell>
              <table:table-cell office:value-type="float" office:value="116">
                <text:p>116</text:p>
              </table:table-cell>
              <table:table-cell office:value-type="float" office:value="142.9375">
                <text:p>142.9375</text:p>
              </table:table-cell>
            </table:table-row>
            <table:table-row>
              <table:table-cell office:value-type="string">
                <text:p>2013-04-22</text:p>
              </table:table-cell>
              <table:table-cell office:value-type="float" office:value="116">
                <text:p>116</text:p>
              </table:table-cell>
              <table:table-cell office:value-type="float" office:value="142.78125">
                <text:p>142.78125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116">
                <text:p>116</text:p>
              </table:table-cell>
              <table:table-cell office:value-type="float" office:value="143.15625">
                <text:p>143.15625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128">
                <text:p>128</text:p>
              </table:table-cell>
              <table:table-cell office:value-type="float" office:value="147.96875">
                <text:p>147.96875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48">
                <text:p>148</text:p>
              </table:table-cell>
              <table:table-cell office:value-type="float" office:value="191.0625">
                <text:p>191.0625</text:p>
              </table:table-cell>
            </table:table-row>
            <table:table-row>
              <table:table-cell office:value-type="string">
                <text:p>2013-11-19</text:p>
              </table:table-cell>
              <table:table-cell office:value-type="float" office:value="153">
                <text:p>1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13-12-12</text:p>
              </table:table-cell>
              <table:table-cell office:value-type="float" office:value="169">
                <text:p>169</text:p>
              </table:table-cell>
              <table:table-cell office:value-type="float" office:value="240.1875">
                <text:p>240.1875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178">
                <text:p>178</text:p>
              </table:table-cell>
              <table:table-cell office:value-type="float" office:value="260.03125">
                <text:p>260.03125</text:p>
              </table:table-cell>
            </table:table-row>
            <table:table-row>
              <table:table-cell office:value-type="string">
                <text:p>2014-05-05</text:p>
              </table:table-cell>
              <table:table-cell office:value-type="float" office:value="207">
                <text:p>207</text:p>
              </table:table-cell>
              <table:table-cell office:value-type="float" office:value="319.71875">
                <text:p>319.71875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227">
                <text:p>227</text:p>
              </table:table-cell>
              <table:table-cell office:value-type="float" office:value="339.40625">
                <text:p>339.40625</text:p>
              </table:table-cell>
            </table:table-row>
            <table:table-row>
              <table:table-cell office:value-type="string">
                <text:p>2014-12-28</text:p>
              </table:table-cell>
              <table:table-cell office:value-type="float" office:value="268">
                <text:p>268</text:p>
              </table:table-cell>
              <table:table-cell office:value-type="float" office:value="423.21875">
                <text:p>423.21875</text:p>
              </table:table-cell>
            </table:table-row>
            <table:table-row>
              <table:table-cell office:value-type="string">
                <text:p>2015-04-24</text:p>
              </table:table-cell>
              <table:table-cell office:value-type="float" office:value="282">
                <text:p>282</text:p>
              </table:table-cell>
              <table:table-cell office:value-type="float" office:value="437.71875">
                <text:p>437.71875</text:p>
              </table:table-cell>
            </table:table-row>
            <table:table-row>
              <table:table-cell office:value-type="string">
                <text:p>2016-02-03</text:p>
              </table:table-cell>
              <table:table-cell office:value-type="float" office:value="268">
                <text:p>268</text:p>
              </table:table-cell>
              <table:table-cell office:value-type="float" office:value="391.34375">
                <text:p>391.343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6.C1:s26.D23 s26.F1:s26.F23" chart:data-source-has-labels="both" svg:x="0.32cm" svg:y="0.857cm" svg:width="15.36cm" svg:height="7.963cm">
          <chartooo:coordinate-region svg:x="1.167cm" svg:y="0.857cm" svg:width="13.956cm" svg:height="6.31cm"/>
          <chart:axis chart:dimension="x" chart:name="primary-x" chart:style-name="ch4" chartooo:axis-type="auto">
            <chartooo:date-scale/>
            <chart:categories table:cell-range-address="s26.C2:s26.C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D2:s26.D23" chart:label-cell-address="s26.D1:s26.D1" chart:class="chart:line">
            <chart:data-point chart:repeated="22"/>
          </chart:series>
          <chart:series chart:style-name="ch8" chart:values-cell-range-address="s26.F2:s26.F23" chart:label-cell-address="s26.F1:s26.F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6.D1:s26.D1</svg:desc>
                </draw:g>
              </table:table-cell>
              <table:table-cell office:value-type="string">
                <text:p>Número de linhas (eloc)</text:p>
                <draw:g>
                  <svg:desc>s26.F1:s2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10-05</text:p>
                <draw:g>
                  <svg:desc>s26.C2:s26.C23</svg:desc>
                </draw:g>
              </table:table-cell>
              <table:table-cell office:value-type="float" office:value="1581">
                <text:p>1581</text:p>
                <draw:g>
                  <svg:desc>s26.D2:s26.D23</svg:desc>
                </draw:g>
              </table:table-cell>
              <table:table-cell office:value-type="float" office:value="1581.26896551724">
                <text:p>1581.26896551724</text:p>
                <draw:g>
                  <svg:desc>s26.F2:s26.F23</svg:desc>
                </draw:g>
              </table:table-cell>
            </table:table-row>
            <table:table-row>
              <table:table-cell office:value-type="string">
                <text:p>2013-10-05</text:p>
              </table:table-cell>
              <table:table-cell office:value-type="float" office:value="2096">
                <text:p>2096</text:p>
              </table:table-cell>
              <table:table-cell office:value-type="float" office:value="2080.8275862069">
                <text:p>2080.8275862069</text:p>
              </table:table-cell>
            </table:table-row>
            <table:table-row>
              <table:table-cell office:value-type="string">
                <text:p>2013-10-04</text:p>
              </table:table-cell>
              <table:table-cell office:value-type="float" office:value="2096">
                <text:p>2096</text:p>
              </table:table-cell>
              <table:table-cell office:value-type="float" office:value="2081.53103448276">
                <text:p>2081.53103448276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2096">
                <text:p>2096</text:p>
              </table:table-cell>
              <table:table-cell office:value-type="float" office:value="2083.76551724138">
                <text:p>2083.76551724138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2094">
                <text:p>2094</text:p>
              </table:table-cell>
              <table:table-cell office:value-type="float" office:value="2087.2">
                <text:p>2087.2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2093">
                <text:p>2093</text:p>
              </table:table-cell>
              <table:table-cell office:value-type="float" office:value="2085.24137931034">
                <text:p>2085.24137931034</text:p>
              </table:table-cell>
            </table:table-row>
            <table:table-row>
              <table:table-cell office:value-type="string">
                <text:p>2014-05-27</text:p>
              </table:table-cell>
              <table:table-cell office:value-type="float" office:value="2097">
                <text:p>2097</text:p>
              </table:table-cell>
              <table:table-cell office:value-type="float" office:value="2074.97931034483">
                <text:p>2074.97931034483</text:p>
              </table:table-cell>
            </table:table-row>
            <table:table-row>
              <table:table-cell office:value-type="string">
                <text:p>2014-06-22</text:p>
              </table:table-cell>
              <table:table-cell office:value-type="float" office:value="2095">
                <text:p>2095</text:p>
              </table:table-cell>
              <table:table-cell office:value-type="float" office:value="2072.89655172414">
                <text:p>2072.89655172414</text:p>
              </table:table-cell>
            </table:table-row>
            <table:table-row>
              <table:table-cell office:value-type="string">
                <text:p>2014-10-16</text:p>
              </table:table-cell>
              <table:table-cell office:value-type="float" office:value="2111">
                <text:p>2111</text:p>
              </table:table-cell>
              <table:table-cell office:value-type="float" office:value="2097.39310344828">
                <text:p>2097.39310344828</text:p>
              </table:table-cell>
            </table:table-row>
            <table:table-row>
              <table:table-cell office:value-type="string">
                <text:p>2014-11-16</text:p>
              </table:table-cell>
              <table:table-cell office:value-type="float" office:value="2116">
                <text:p>2116</text:p>
              </table:table-cell>
              <table:table-cell office:value-type="float" office:value="2096.93793103448">
                <text:p>2096.93793103448</text:p>
              </table:table-cell>
            </table:table-row>
            <table:table-row>
              <table:table-cell office:value-type="string">
                <text:p>2015-04-20</text:p>
              </table:table-cell>
              <table:table-cell office:value-type="float" office:value="2151">
                <text:p>2151</text:p>
              </table:table-cell>
              <table:table-cell office:value-type="float" office:value="2115.15862068965">
                <text:p>2115.15862068965</text:p>
              </table:table-cell>
            </table:table-row>
            <table:table-row>
              <table:table-cell office:value-type="string">
                <text:p>2015-05-22</text:p>
              </table:table-cell>
              <table:table-cell office:value-type="float" office:value="2156">
                <text:p>2156</text:p>
              </table:table-cell>
              <table:table-cell office:value-type="float" office:value="2129.37931034483">
                <text:p>2129.37931034483</text:p>
              </table:table-cell>
            </table:table-row>
            <table:table-row>
              <table:table-cell office:value-type="string">
                <text:p>2015-06-05</text:p>
              </table:table-cell>
              <table:table-cell office:value-type="float" office:value="2161">
                <text:p>2161</text:p>
              </table:table-cell>
              <table:table-cell office:value-type="float" office:value="2130.35862068966">
                <text:p>2130.35862068966</text:p>
              </table:table-cell>
            </table:table-row>
            <table:table-row>
              <table:table-cell office:value-type="string">
                <text:p>2015-07-20</text:p>
              </table:table-cell>
              <table:table-cell office:value-type="float" office:value="1557">
                <text:p>1557</text:p>
              </table:table-cell>
              <table:table-cell office:value-type="float" office:value="2002.27586206897">
                <text:p>2002.27586206897</text:p>
              </table:table-cell>
            </table:table-row>
            <table:table-row>
              <table:table-cell office:value-type="string">
                <text:p>2015-11-16</text:p>
              </table:table-cell>
              <table:table-cell office:value-type="float" office:value="1547">
                <text:p>1547</text:p>
              </table:table-cell>
              <table:table-cell office:value-type="float" office:value="1994.86896551724">
                <text:p>1994.86896551724</text:p>
              </table:table-cell>
            </table:table-row>
            <table:table-row>
              <table:table-cell office:value-type="string">
                <text:p>2016-02-09</text:p>
              </table:table-cell>
              <table:table-cell office:value-type="float" office:value="1570">
                <text:p>1570</text:p>
              </table:table-cell>
              <table:table-cell office:value-type="float" office:value="2020.30344827586">
                <text:p>2020.30344827586</text:p>
              </table:table-cell>
            </table:table-row>
            <table:table-row>
              <table:table-cell office:value-type="string">
                <text:p>2016-04-29</text:p>
              </table:table-cell>
              <table:table-cell office:value-type="float" office:value="1606">
                <text:p>1606</text:p>
              </table:table-cell>
              <table:table-cell office:value-type="float" office:value="2081.44827586207">
                <text:p>2081.44827586207</text:p>
              </table:table-cell>
            </table:table-row>
            <table:table-row>
              <table:table-cell office:value-type="string">
                <text:p>2016-11-24</text:p>
              </table:table-cell>
              <table:table-cell office:value-type="float" office:value="1638">
                <text:p>1638</text:p>
              </table:table-cell>
              <table:table-cell office:value-type="float" office:value="2108.49655172414">
                <text:p>2108.49655172414</text:p>
              </table:table-cell>
            </table:table-row>
            <table:table-row>
              <table:table-cell office:value-type="string">
                <text:p>2017-02-02</text:p>
              </table:table-cell>
              <table:table-cell office:value-type="float" office:value="1621">
                <text:p>1621</text:p>
              </table:table-cell>
              <table:table-cell office:value-type="float" office:value="1775.35172413793">
                <text:p>1775.35172413793</text:p>
              </table:table-cell>
            </table:table-row>
            <table:table-row>
              <table:table-cell office:value-type="string">
                <text:p>2017-04-23</text:p>
              </table:table-cell>
              <table:table-cell office:value-type="float" office:value="1581">
                <text:p>1581</text:p>
              </table:table-cell>
              <table:table-cell office:value-type="float" office:value="1755.10344827586">
                <text:p>1755.10344827586</text:p>
              </table:table-cell>
            </table:table-row>
            <table:table-row>
              <table:table-cell office:value-type="string">
                <text:p>2017-05-03</text:p>
              </table:table-cell>
              <table:table-cell office:value-type="float" office:value="1579">
                <text:p>1579</text:p>
              </table:table-cell>
              <table:table-cell office:value-type="float" office:value="1752.66206896552">
                <text:p>1752.66206896552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1580">
                <text:p>1580</text:p>
              </table:table-cell>
              <table:table-cell office:value-type="float" office:value="1754.67586206897">
                <text:p>1754.675862068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